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co17" style:family="table-column">
      <style:table-column-properties fo:break-before="auto" style:column-width="125.86pt"/>
    </style:style>
    <style:style style:name="co18" style:family="table-column">
      <style:table-column-properties fo:break-before="auto" style:column-width="140.09pt"/>
    </style:style>
    <style:style style:name="co8" style:family="table-column">
      <style:table-column-properties fo:break-before="auto" style:column-width="109.7pt"/>
    </style:style>
    <style:style style:name="co9" style:family="table-column">
      <style:table-column-properties fo:break-before="auto" style:column-width="191.4pt"/>
    </style:style>
    <style:style style:name="co10" style:family="table-column">
      <style:table-column-properties fo:break-before="auto" style:column-width="40.71pt"/>
    </style:style>
    <style:style style:name="co11" style:family="table-column">
      <style:table-column-properties fo:break-before="auto" style:column-width="43.09pt"/>
    </style:style>
    <style:style style:name="co12" style:family="table-column">
      <style:table-column-properties fo:break-before="auto" style:column-width="51.79pt"/>
    </style:style>
    <style:style style:name="co13" style:family="table-column">
      <style:table-column-properties fo:break-before="auto" style:column-width="43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88.41pt"/>
    </style:style>
    <style:style style:name="co16" style:family="table-column">
      <style:table-column-properties fo:break-before="auto" style:column-width="63.16pt"/>
    </style:style>
    <style:style style:name="co19" style:family="table-column">
      <style:table-column-properties fo:break-before="auto" style:column-width="57.09pt"/>
    </style:style>
    <style:style style:name="co20" style:family="table-column">
      <style:table-column-properties fo:break-before="auto" style:column-width="365.64pt"/>
    </style:style>
    <style:style style:name="co21" style:family="table-column">
      <style:table-column-properties fo:break-before="auto" style:column-width="99.04pt"/>
    </style:style>
    <style:style style:name="co22" style:family="table-column">
      <style:table-column-properties fo:break-before="auto" style:column-width="90.7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2.29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7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0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2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61">
      <style:table-cell-properties fo:background-color="#ff0000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17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19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-Kernel-Latancies" table:style-name="ta1">
        <table:table-column table:style-name="co8" table:default-cell-style-name="ce33"/>
        <table:table-column table:style-name="co9" table:default-cell-style-name="ce38"/>
        <table:table-column table:style-name="co10" table:number-columns-repeated="3" table:default-cell-style-name="ce46"/>
        <table:table-column table:style-name="co10" table:default-cell-style-name="ce51"/>
        <table:table-column table:style-name="co10" table:number-columns-repeated="4" table:default-cell-style-name="ce53"/>
        <table:table-column table:style-name="co11" table:number-columns-repeated="4" table:default-cell-style-name="ce56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88"/>
        <table:table-column table:style-name="co13" table:default-cell-style-name="ce39"/>
        <table:table-column table:style-name="co16" table:default-cell-style-name="ce38"/>
        <table:table-column table:style-name="co19" table:default-cell-style-name="ce38"/>
        <table:table-column table:style-name="co13" table:default-cell-style-name="ce39"/>
        <table:table-column table:style-name="co20" table:default-cell-style-name="ce38"/>
        <table:table-column table:style-name="co13" table:number-columns-repeated="1001" table:default-cell-style-name="ce38"/>
        <table:table-row table:style-name="ro2">
          <table:table-cell table:style-name="ce31" office:value-type="string" calcext:value-type="string">
            <text:p>CLK Period(sec)</text:p>
          </table:table-cell>
          <table:table-cell table:style-name="ce37" office:value-type="float" office:value="0.000000004" calcext:value-type="float">
            <text:p>4.00E-09</text:p>
          </table:table-cell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style-name="ce32"/>
          <table:table-cell table:style-name="Default"/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42" table:number-columns-repeated="3"/>
          <table:table-cell table:style-name="ce48"/>
          <table:table-cell table:style-name="ce42" table:number-columns-repeated="8"/>
          <table:table-cell table:number-columns-repeated="1010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3">
          <table:table-cell table:style-name="ce35" office:value-type="string" calcext:value-type="string">
            <text:p>Kernel Name</text:p>
          </table:table-cell>
          <table:table-cell table:style-name="ce35" office:value-type="string" calcext:value-type="string">
            <text:p>Sub-Kernel Name</text:p>
          </table:table-cell>
          <table:table-cell table:style-name="ce44" office:value-type="string" calcext:value-type="string">
            <text:p>Shape1[0]</text:p>
          </table:table-cell>
          <table:table-cell table:style-name="ce44" office:value-type="string" calcext:value-type="string">
            <text:p>Shape1[1]</text:p>
          </table:table-cell>
          <table:table-cell table:style-name="ce44" office:value-type="string" calcext:value-type="string">
            <text:p>Shape1[2]</text:p>
          </table:table-cell>
          <table:table-cell table:style-name="ce44" office:value-type="string" calcext:value-type="string">
            <text:p>Shape1[3]</text:p>
          </table:table-cell>
          <table:table-cell table:style-name="ce52" office:value-type="string" calcext:value-type="string">
            <text:p>Shape2[0]</text:p>
          </table:table-cell>
          <table:table-cell table:style-name="ce52" office:value-type="string" calcext:value-type="string">
            <text:p>Shape2[1]</text:p>
          </table:table-cell>
          <table:table-cell table:style-name="ce52" office:value-type="string" calcext:value-type="string">
            <text:p>Shape2[2]</text:p>
          </table:table-cell>
          <table:table-cell table:style-name="ce52" office:value-type="string" calcext:value-type="string">
            <text:p>Shape2[3]</text:p>
          </table:table-cell>
          <table:table-cell table:style-name="ce55" office:value-type="string" calcext:value-type="string">
            <text:p>ShapeO[0]</text:p>
          </table:table-cell>
          <table:table-cell table:style-name="ce55" office:value-type="string" calcext:value-type="string">
            <text:p>ShapeO[1]</text:p>
          </table:table-cell>
          <table:table-cell table:style-name="ce55" office:value-type="string" calcext:value-type="string">
            <text:p>ShapeO[2]</text:p>
          </table:table-cell>
          <table:table-cell table:style-name="ce55" office:value-type="string" calcext:value-type="string">
            <text:p>ShapeO[3]</text:p>
          </table:table-cell>
          <table:table-cell table:style-name="ce35" office:value-type="string" calcext:value-type="string">
            <text:p>Conf1</text:p>
          </table:table-cell>
          <table:table-cell table:style-name="ce35" office:value-type="string" calcext:value-type="string">
            <text:p>Conf2</text:p>
          </table:table-cell>
          <table:table-cell table:style-name="ce35" office:value-type="string" calcext:value-type="string">
            <text:p>Latency</text:p>
          </table:table-cell>
          <table:table-cell table:style-name="ce58" office:value-type="string" calcext:value-type="string">
            <text:p>Ops per output element</text:p>
          </table:table-cell>
          <table:table-cell table:style-name="ce59"/>
          <table:table-cell table:style-name="ce35" office:value-type="string" calcext:value-type="string">
            <text:p>GOPS / s</text:p>
          </table:table-cell>
          <table:table-cell table:style-name="ce58" office:value-type="string" calcext:value-type="string">
            <text:p>Latency in mSec</text:p>
          </table:table-cell>
          <table:table-cell/>
          <table:table-cell table:style-name="ce60" office:value-type="string" calcext:value-type="string">
            <text:p>Notes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2">
          <table:table-cell table:style-name="ce36" office:value-type="string" calcext:value-type="string">
            <text:p>Template Test</text:p>
          </table:table-cell>
          <table:table-cell table:style-name="ce40" office:value-type="string" calcext:value-type="string">
            <text:p>Sub Kernel Name Test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024" calcext:value-type="float">
            <text:p>102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000000" calcext:value-type="float">
            <text:p>1000000</text:p>
          </table:table-cell>
          <table:table-cell table:style-name="ce45" office:value-type="float" office:value="1" calcext:value-type="float">
            <text:p>1</text:p>
          </table:table-cell>
          <table:table-cell table:style-name="ce40"/>
          <table:table-cell table:style-name="ce40" table:formula="of:=[.K7]*[.L7]*[.M7]*[.N7]*[.R7]/[.Q7]/[.$B$1]*0.000000001" office:value-type="float" office:value="1.31072" calcext:value-type="float">
            <text:p>1.31072</text:p>
          </table:table-cell>
          <table:table-cell table:style-name="ce40" table:formula="of:=[.Q7]*[.$B$1]*1000" office:value-type="float" office:value="4" calcext:value-type="float">
            <text:p>4</text:p>
          </table:table-cell>
          <table:table-cell table:style-name="ce40"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8]*[.L8]*[.M8]*[.N8]*[.R8]/[.Q8]/[.$B$1]*0.000000001" office:value-type="string" office:string-value="" calcext:value-type="error">
            <text:p>#DIV/0!</text:p>
          </table:table-cell>
          <table:table-cell table:style-name="ce40" table:formula="of:=[.Q8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table:number-columns-repeated="9"/>
          <table:table-cell table:style-name="ce54"/>
          <table:table-cell table:number-columns-repeated="3"/>
          <table:table-cell table:style-name="ce57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 table:number-columns-repeated="1006"/>
        </table:table-row>
        <table:table-row table:style-name="ro2">
          <table:table-cell office:value-type="string" calcext:value-type="string">
            <text:p>task_concat2</text:p>
          </table:table-cell>
          <table:table-cell office:value-type="string" calcext:value-type="string">
            <text:p>concat2_dataflow_rank4_over3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2245" calcext:value-type="float">
            <text:p>102245</text:p>
          </table:table-cell>
          <table:table-cell office:value-type="string" calcext:value-type="string">
            <text:p>?</text:p>
          </table:table-cell>
          <table:table-cell/>
          <table:table-cell table:formula="of:=[.K13]*[.L13]*[.M13]*[.N13]*[.R13]/[.Q13]/[.$B$1]*0.000000001" office:value-type="string" office:string-value="" calcext:value-type="error">
            <text:p>#VALUE!</text:p>
          </table:table-cell>
          <table:table-cell table:formula="of:=[.Q13]*[.$B$1]*1000" office:value-type="float" office:value="0.40898" calcext:value-type="float">
            <text:p>0.40898</text:p>
          </table:table-cell>
          <table:table-cell/>
          <table:table-cell office:value-type="string" calcext:value-type="string">
            <text:p>AXI=512Bits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ducemax</text:p>
          </table:table-cell>
          <table:table-cell office:value-type="string" calcext:value-type="string">
            <text:p>reducemax_rank3_ftf_shiftreg_sche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420955" calcext:value-type="float">
            <text:p>420955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K14]*[.L14]*[.M14]*[.N14]*[.R14]/[.Q14]/[.$B$1]*0.000000001" office:value-type="float" office:value="3.11368198501027" calcext:value-type="float">
            <text:p>3.11368198501027</text:p>
          </table:table-cell>
          <table:table-cell table:formula="of:=[.Q14]*[.$B$1]*1000" office:value-type="float" office:value="1.68382" calcext:value-type="float">
            <text:p>1.68382</text:p>
          </table:table-cell>
          <table:table-cell/>
          <table:table-cell table:style-name="ce93" office:value-type="string" calcext:value-type="string">
            <text:p>AXI=512Bits, <text:span text:style-name="T1">TOO MUCH RESOURCE USAGE-MUST BE NERFED</text:span>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opk</text:p>
          </table:table-cell>
          <table:table-cell office:value-type="string" calcext:value-type="string">
            <text:p>task_topk(SelectionSort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176320" calcext:value-type="float">
            <text:p>39176320</text:p>
          </table:table-cell>
          <table:table-cell office:value-type="string" calcext:value-type="string">
            <text:p>?</text:p>
          </table:table-cell>
          <table:table-cell/>
          <table:table-cell table:formula="of:=[.K15]*[.L15]*[.M15]*[.N15]*[.R15]/[.Q15]/[.$B$1]*0.000000001" office:value-type="string" office:string-value="" calcext:value-type="error">
            <text:p>#VALUE!</text:p>
          </table:table-cell>
          <table:table-cell table:formula="of:=[.Q15]*[.$B$1]*1000" office:value-type="float" office:value="156.70528" calcext:value-type="float">
            <text:p>156.70528</text:p>
          </table:table-cell>
          <table:table-cell/>
          <table:table-cell office:value-type="string" calcext:value-type="string">
            <text:p>AXI=512Bits, PEcount=8, LoopFusedSort0 is II=3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ask_topk(InsertionSort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  <table:table-cell table:formula="of:=[.K16]*[.L16]*[.M16]*[.N16]*[.R16]/[.Q16]/[.$B$1]*0.000000001" office:value-type="string" office:string-value="" calcext:value-type="error">
            <text:p>#VALUE!</text:p>
          </table:table-cell>
          <table:table-cell table:formula="of:=[.Q16]*[.$B$1]*1000" office:value-type="float" office:value="0" calcext:value-type="float">
            <text:p>0</text:p>
          </table:table-cell>
          <table:table-cell/>
          <table:table-cell office:value-type="string" calcext:value-type="string">
            <text:p>Failed, Design gets too large for fpga!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ask_topk(MergeSort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formula="of:=[.K17]*[.L17]*[.M17]*[.N17]*[.R17]/[.Q17]/[.$B$1]*0.000000001" office:value-type="string" office:string-value="" calcext:value-type="error">
            <text:p>#DIV/0!</text:p>
          </table:table-cell>
          <table:table-cell table:formula="of:=[.Q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ask_matops</text:p>
          </table:table-cell>
          <table:table-cell office:value-type="string" calcext:value-type="string">
            <text:p>MatOpsRank4Rank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758" calcext:value-type="float">
            <text:p>32775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8]*[.L18]*[.M18]*[.N18]*[.R18]/[.Q18]/[.$B$1]*0.000000001" office:value-type="float" office:value="3.99904807815522" calcext:value-type="float">
            <text:p>3.99904807815522</text:p>
          </table:table-cell>
          <table:table-cell table:formula="of:=[.Q18]*[.$B$1]*1000" office:value-type="float" office:value="1.311032" calcext:value-type="float">
            <text:p>1.311032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]*[.L19]*[.M19]*[.N19]*[.R19]/[.Q19]/[.$B$1]*0.000000001" office:value-type="string" office:string-value="" calcext:value-type="error">
            <text:p>#DIV/0!</text:p>
          </table:table-cell>
          <table:table-cell table:formula="of:=[.Q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]*[.L20]*[.M20]*[.N20]*[.R20]/[.Q20]/[.$B$1]*0.000000001" office:value-type="string" office:string-value="" calcext:value-type="error">
            <text:p>#DIV/0!</text:p>
          </table:table-cell>
          <table:table-cell table:formula="of:=[.Q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]*[.L21]*[.M21]*[.N21]*[.R21]/[.Q21]/[.$B$1]*0.000000001" office:value-type="string" office:string-value="" calcext:value-type="error">
            <text:p>#DIV/0!</text:p>
          </table:table-cell>
          <table:table-cell table:formula="of:=[.Q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2]*[.L22]*[.M22]*[.N22]*[.R22]/[.Q22]/[.$B$1]*0.000000001" office:value-type="string" office:string-value="" calcext:value-type="error">
            <text:p>#DIV/0!</text:p>
          </table:table-cell>
          <table:table-cell table:formula="of:=[.Q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3]*[.L23]*[.M23]*[.N23]*[.R23]/[.Q23]/[.$B$1]*0.000000001" office:value-type="string" office:string-value="" calcext:value-type="error">
            <text:p>#DIV/0!</text:p>
          </table:table-cell>
          <table:table-cell table:formula="of:=[.Q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4]*[.L24]*[.M24]*[.N24]*[.R24]/[.Q24]/[.$B$1]*0.000000001" office:value-type="string" office:string-value="" calcext:value-type="error">
            <text:p>#DIV/0!</text:p>
          </table:table-cell>
          <table:table-cell table:formula="of:=[.Q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5]*[.L25]*[.M25]*[.N25]*[.R25]/[.Q25]/[.$B$1]*0.000000001" office:value-type="string" office:string-value="" calcext:value-type="error">
            <text:p>#DIV/0!</text:p>
          </table:table-cell>
          <table:table-cell table:formula="of:=[.Q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6]*[.L26]*[.M26]*[.N26]*[.R26]/[.Q26]/[.$B$1]*0.000000001" office:value-type="string" office:string-value="" calcext:value-type="error">
            <text:p>#DIV/0!</text:p>
          </table:table-cell>
          <table:table-cell table:formula="of:=[.Q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7]*[.L27]*[.M27]*[.N27]*[.R27]/[.Q27]/[.$B$1]*0.000000001" office:value-type="string" office:string-value="" calcext:value-type="error">
            <text:p>#DIV/0!</text:p>
          </table:table-cell>
          <table:table-cell table:formula="of:=[.Q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8]*[.L28]*[.M28]*[.N28]*[.R28]/[.Q28]/[.$B$1]*0.000000001" office:value-type="string" office:string-value="" calcext:value-type="error">
            <text:p>#DIV/0!</text:p>
          </table:table-cell>
          <table:table-cell table:formula="of:=[.Q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9]*[.L29]*[.M29]*[.N29]*[.R29]/[.Q29]/[.$B$1]*0.000000001" office:value-type="string" office:string-value="" calcext:value-type="error">
            <text:p>#DIV/0!</text:p>
          </table:table-cell>
          <table:table-cell table:formula="of:=[.Q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0]*[.L30]*[.M30]*[.N30]*[.R30]/[.Q30]/[.$B$1]*0.000000001" office:value-type="string" office:string-value="" calcext:value-type="error">
            <text:p>#DIV/0!</text:p>
          </table:table-cell>
          <table:table-cell table:formula="of:=[.Q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1]*[.L31]*[.M31]*[.N31]*[.R31]/[.Q31]/[.$B$1]*0.000000001" office:value-type="string" office:string-value="" calcext:value-type="error">
            <text:p>#DIV/0!</text:p>
          </table:table-cell>
          <table:table-cell table:formula="of:=[.Q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2]*[.L32]*[.M32]*[.N32]*[.R32]/[.Q32]/[.$B$1]*0.000000001" office:value-type="string" office:string-value="" calcext:value-type="error">
            <text:p>#DIV/0!</text:p>
          </table:table-cell>
          <table:table-cell table:formula="of:=[.Q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3]*[.L33]*[.M33]*[.N33]*[.R33]/[.Q33]/[.$B$1]*0.000000001" office:value-type="string" office:string-value="" calcext:value-type="error">
            <text:p>#DIV/0!</text:p>
          </table:table-cell>
          <table:table-cell table:formula="of:=[.Q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4]*[.L34]*[.M34]*[.N34]*[.R34]/[.Q34]/[.$B$1]*0.000000001" office:value-type="string" office:string-value="" calcext:value-type="error">
            <text:p>#DIV/0!</text:p>
          </table:table-cell>
          <table:table-cell table:formula="of:=[.Q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5]*[.L35]*[.M35]*[.N35]*[.R35]/[.Q35]/[.$B$1]*0.000000001" office:value-type="string" office:string-value="" calcext:value-type="error">
            <text:p>#DIV/0!</text:p>
          </table:table-cell>
          <table:table-cell table:formula="of:=[.Q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6]*[.L36]*[.M36]*[.N36]*[.R36]/[.Q36]/[.$B$1]*0.000000001" office:value-type="string" office:string-value="" calcext:value-type="error">
            <text:p>#DIV/0!</text:p>
          </table:table-cell>
          <table:table-cell table:formula="of:=[.Q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7]*[.L37]*[.M37]*[.N37]*[.R37]/[.Q37]/[.$B$1]*0.000000001" office:value-type="string" office:string-value="" calcext:value-type="error">
            <text:p>#DIV/0!</text:p>
          </table:table-cell>
          <table:table-cell table:formula="of:=[.Q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8]*[.L38]*[.M38]*[.N38]*[.R38]/[.Q38]/[.$B$1]*0.000000001" office:value-type="string" office:string-value="" calcext:value-type="error">
            <text:p>#DIV/0!</text:p>
          </table:table-cell>
          <table:table-cell table:formula="of:=[.Q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9]*[.L39]*[.M39]*[.N39]*[.R39]/[.Q39]/[.$B$1]*0.000000001" office:value-type="string" office:string-value="" calcext:value-type="error">
            <text:p>#DIV/0!</text:p>
          </table:table-cell>
          <table:table-cell table:formula="of:=[.Q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0]*[.L40]*[.M40]*[.N40]*[.R40]/[.Q40]/[.$B$1]*0.000000001" office:value-type="string" office:string-value="" calcext:value-type="error">
            <text:p>#DIV/0!</text:p>
          </table:table-cell>
          <table:table-cell table:formula="of:=[.Q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1]*[.L41]*[.M41]*[.N41]*[.R41]/[.Q41]/[.$B$1]*0.000000001" office:value-type="string" office:string-value="" calcext:value-type="error">
            <text:p>#DIV/0!</text:p>
          </table:table-cell>
          <table:table-cell table:formula="of:=[.Q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2]*[.L42]*[.M42]*[.N42]*[.R42]/[.Q42]/[.$B$1]*0.000000001" office:value-type="string" office:string-value="" calcext:value-type="error">
            <text:p>#DIV/0!</text:p>
          </table:table-cell>
          <table:table-cell table:formula="of:=[.Q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3]*[.L43]*[.M43]*[.N43]*[.R43]/[.Q43]/[.$B$1]*0.000000001" office:value-type="string" office:string-value="" calcext:value-type="error">
            <text:p>#DIV/0!</text:p>
          </table:table-cell>
          <table:table-cell table:formula="of:=[.Q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4]*[.L44]*[.M44]*[.N44]*[.R44]/[.Q44]/[.$B$1]*0.000000001" office:value-type="string" office:string-value="" calcext:value-type="error">
            <text:p>#DIV/0!</text:p>
          </table:table-cell>
          <table:table-cell table:formula="of:=[.Q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5]*[.L45]*[.M45]*[.N45]*[.R45]/[.Q45]/[.$B$1]*0.000000001" office:value-type="string" office:string-value="" calcext:value-type="error">
            <text:p>#DIV/0!</text:p>
          </table:table-cell>
          <table:table-cell table:formula="of:=[.Q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6]*[.L46]*[.M46]*[.N46]*[.R46]/[.Q46]/[.$B$1]*0.000000001" office:value-type="string" office:string-value="" calcext:value-type="error">
            <text:p>#DIV/0!</text:p>
          </table:table-cell>
          <table:table-cell table:formula="of:=[.Q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7]*[.L47]*[.M47]*[.N47]*[.R47]/[.Q47]/[.$B$1]*0.000000001" office:value-type="string" office:string-value="" calcext:value-type="error">
            <text:p>#DIV/0!</text:p>
          </table:table-cell>
          <table:table-cell table:formula="of:=[.Q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8]*[.L48]*[.M48]*[.N48]*[.R48]/[.Q48]/[.$B$1]*0.000000001" office:value-type="string" office:string-value="" calcext:value-type="error">
            <text:p>#DIV/0!</text:p>
          </table:table-cell>
          <table:table-cell table:formula="of:=[.Q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9]*[.L49]*[.M49]*[.N49]*[.R49]/[.Q49]/[.$B$1]*0.000000001" office:value-type="string" office:string-value="" calcext:value-type="error">
            <text:p>#DIV/0!</text:p>
          </table:table-cell>
          <table:table-cell table:formula="of:=[.Q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0]*[.L50]*[.M50]*[.N50]*[.R50]/[.Q50]/[.$B$1]*0.000000001" office:value-type="string" office:string-value="" calcext:value-type="error">
            <text:p>#DIV/0!</text:p>
          </table:table-cell>
          <table:table-cell table:formula="of:=[.Q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1]*[.L51]*[.M51]*[.N51]*[.R51]/[.Q51]/[.$B$1]*0.000000001" office:value-type="string" office:string-value="" calcext:value-type="error">
            <text:p>#DIV/0!</text:p>
          </table:table-cell>
          <table:table-cell table:formula="of:=[.Q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2]*[.L52]*[.M52]*[.N52]*[.R52]/[.Q52]/[.$B$1]*0.000000001" office:value-type="string" office:string-value="" calcext:value-type="error">
            <text:p>#DIV/0!</text:p>
          </table:table-cell>
          <table:table-cell table:formula="of:=[.Q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3]*[.L53]*[.M53]*[.N53]*[.R53]/[.Q53]/[.$B$1]*0.000000001" office:value-type="string" office:string-value="" calcext:value-type="error">
            <text:p>#DIV/0!</text:p>
          </table:table-cell>
          <table:table-cell table:formula="of:=[.Q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4]*[.L54]*[.M54]*[.N54]*[.R54]/[.Q54]/[.$B$1]*0.000000001" office:value-type="string" office:string-value="" calcext:value-type="error">
            <text:p>#DIV/0!</text:p>
          </table:table-cell>
          <table:table-cell table:formula="of:=[.Q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5]*[.L55]*[.M55]*[.N55]*[.R55]/[.Q55]/[.$B$1]*0.000000001" office:value-type="string" office:string-value="" calcext:value-type="error">
            <text:p>#DIV/0!</text:p>
          </table:table-cell>
          <table:table-cell table:formula="of:=[.Q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6]*[.L56]*[.M56]*[.N56]*[.R56]/[.Q56]/[.$B$1]*0.000000001" office:value-type="string" office:string-value="" calcext:value-type="error">
            <text:p>#DIV/0!</text:p>
          </table:table-cell>
          <table:table-cell table:formula="of:=[.Q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7]*[.L57]*[.M57]*[.N57]*[.R57]/[.Q57]/[.$B$1]*0.000000001" office:value-type="string" office:string-value="" calcext:value-type="error">
            <text:p>#DIV/0!</text:p>
          </table:table-cell>
          <table:table-cell table:formula="of:=[.Q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8]*[.L58]*[.M58]*[.N58]*[.R58]/[.Q58]/[.$B$1]*0.000000001" office:value-type="string" office:string-value="" calcext:value-type="error">
            <text:p>#DIV/0!</text:p>
          </table:table-cell>
          <table:table-cell table:formula="of:=[.Q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9]*[.L59]*[.M59]*[.N59]*[.R59]/[.Q59]/[.$B$1]*0.000000001" office:value-type="string" office:string-value="" calcext:value-type="error">
            <text:p>#DIV/0!</text:p>
          </table:table-cell>
          <table:table-cell table:formula="of:=[.Q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0]*[.L60]*[.M60]*[.N60]*[.R60]/[.Q60]/[.$B$1]*0.000000001" office:value-type="string" office:string-value="" calcext:value-type="error">
            <text:p>#DIV/0!</text:p>
          </table:table-cell>
          <table:table-cell table:formula="of:=[.Q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1]*[.L61]*[.M61]*[.N61]*[.R61]/[.Q61]/[.$B$1]*0.000000001" office:value-type="string" office:string-value="" calcext:value-type="error">
            <text:p>#DIV/0!</text:p>
          </table:table-cell>
          <table:table-cell table:formula="of:=[.Q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2]*[.L62]*[.M62]*[.N62]*[.R62]/[.Q62]/[.$B$1]*0.000000001" office:value-type="string" office:string-value="" calcext:value-type="error">
            <text:p>#DIV/0!</text:p>
          </table:table-cell>
          <table:table-cell table:formula="of:=[.Q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3]*[.L63]*[.M63]*[.N63]*[.R63]/[.Q63]/[.$B$1]*0.000000001" office:value-type="string" office:string-value="" calcext:value-type="error">
            <text:p>#DIV/0!</text:p>
          </table:table-cell>
          <table:table-cell table:formula="of:=[.Q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4]*[.L64]*[.M64]*[.N64]*[.R64]/[.Q64]/[.$B$1]*0.000000001" office:value-type="string" office:string-value="" calcext:value-type="error">
            <text:p>#DIV/0!</text:p>
          </table:table-cell>
          <table:table-cell table:formula="of:=[.Q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5]*[.L65]*[.M65]*[.N65]*[.R65]/[.Q65]/[.$B$1]*0.000000001" office:value-type="string" office:string-value="" calcext:value-type="error">
            <text:p>#DIV/0!</text:p>
          </table:table-cell>
          <table:table-cell table:formula="of:=[.Q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6]*[.L66]*[.M66]*[.N66]*[.R66]/[.Q66]/[.$B$1]*0.000000001" office:value-type="string" office:string-value="" calcext:value-type="error">
            <text:p>#DIV/0!</text:p>
          </table:table-cell>
          <table:table-cell table:formula="of:=[.Q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7]*[.L67]*[.M67]*[.N67]*[.R67]/[.Q67]/[.$B$1]*0.000000001" office:value-type="string" office:string-value="" calcext:value-type="error">
            <text:p>#DIV/0!</text:p>
          </table:table-cell>
          <table:table-cell table:formula="of:=[.Q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8]*[.L68]*[.M68]*[.N68]*[.R68]/[.Q68]/[.$B$1]*0.000000001" office:value-type="string" office:string-value="" calcext:value-type="error">
            <text:p>#DIV/0!</text:p>
          </table:table-cell>
          <table:table-cell table:formula="of:=[.Q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9]*[.L69]*[.M69]*[.N69]*[.R69]/[.Q69]/[.$B$1]*0.000000001" office:value-type="string" office:string-value="" calcext:value-type="error">
            <text:p>#DIV/0!</text:p>
          </table:table-cell>
          <table:table-cell table:formula="of:=[.Q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0]*[.L70]*[.M70]*[.N70]*[.R70]/[.Q70]/[.$B$1]*0.000000001" office:value-type="string" office:string-value="" calcext:value-type="error">
            <text:p>#DIV/0!</text:p>
          </table:table-cell>
          <table:table-cell table:formula="of:=[.Q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1]*[.L71]*[.M71]*[.N71]*[.R71]/[.Q71]/[.$B$1]*0.000000001" office:value-type="string" office:string-value="" calcext:value-type="error">
            <text:p>#DIV/0!</text:p>
          </table:table-cell>
          <table:table-cell table:formula="of:=[.Q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2]*[.L72]*[.M72]*[.N72]*[.R72]/[.Q72]/[.$B$1]*0.000000001" office:value-type="string" office:string-value="" calcext:value-type="error">
            <text:p>#DIV/0!</text:p>
          </table:table-cell>
          <table:table-cell table:formula="of:=[.Q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3]*[.L73]*[.M73]*[.N73]*[.R73]/[.Q73]/[.$B$1]*0.000000001" office:value-type="string" office:string-value="" calcext:value-type="error">
            <text:p>#DIV/0!</text:p>
          </table:table-cell>
          <table:table-cell table:formula="of:=[.Q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4]*[.L74]*[.M74]*[.N74]*[.R74]/[.Q74]/[.$B$1]*0.000000001" office:value-type="string" office:string-value="" calcext:value-type="error">
            <text:p>#DIV/0!</text:p>
          </table:table-cell>
          <table:table-cell table:formula="of:=[.Q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5]*[.L75]*[.M75]*[.N75]*[.R75]/[.Q75]/[.$B$1]*0.000000001" office:value-type="string" office:string-value="" calcext:value-type="error">
            <text:p>#DIV/0!</text:p>
          </table:table-cell>
          <table:table-cell table:formula="of:=[.Q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6]*[.L76]*[.M76]*[.N76]*[.R76]/[.Q76]/[.$B$1]*0.000000001" office:value-type="string" office:string-value="" calcext:value-type="error">
            <text:p>#DIV/0!</text:p>
          </table:table-cell>
          <table:table-cell table:formula="of:=[.Q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7]*[.L77]*[.M77]*[.N77]*[.R77]/[.Q77]/[.$B$1]*0.000000001" office:value-type="string" office:string-value="" calcext:value-type="error">
            <text:p>#DIV/0!</text:p>
          </table:table-cell>
          <table:table-cell table:formula="of:=[.Q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8]*[.L78]*[.M78]*[.N78]*[.R78]/[.Q78]/[.$B$1]*0.000000001" office:value-type="string" office:string-value="" calcext:value-type="error">
            <text:p>#DIV/0!</text:p>
          </table:table-cell>
          <table:table-cell table:formula="of:=[.Q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9]*[.L79]*[.M79]*[.N79]*[.R79]/[.Q79]/[.$B$1]*0.000000001" office:value-type="string" office:string-value="" calcext:value-type="error">
            <text:p>#DIV/0!</text:p>
          </table:table-cell>
          <table:table-cell table:formula="of:=[.Q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0]*[.L80]*[.M80]*[.N80]*[.R80]/[.Q80]/[.$B$1]*0.000000001" office:value-type="string" office:string-value="" calcext:value-type="error">
            <text:p>#DIV/0!</text:p>
          </table:table-cell>
          <table:table-cell table:formula="of:=[.Q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1]*[.L81]*[.M81]*[.N81]*[.R81]/[.Q81]/[.$B$1]*0.000000001" office:value-type="string" office:string-value="" calcext:value-type="error">
            <text:p>#DIV/0!</text:p>
          </table:table-cell>
          <table:table-cell table:formula="of:=[.Q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2]*[.L82]*[.M82]*[.N82]*[.R82]/[.Q82]/[.$B$1]*0.000000001" office:value-type="string" office:string-value="" calcext:value-type="error">
            <text:p>#DIV/0!</text:p>
          </table:table-cell>
          <table:table-cell table:formula="of:=[.Q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3]*[.L83]*[.M83]*[.N83]*[.R83]/[.Q83]/[.$B$1]*0.000000001" office:value-type="string" office:string-value="" calcext:value-type="error">
            <text:p>#DIV/0!</text:p>
          </table:table-cell>
          <table:table-cell table:formula="of:=[.Q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4]*[.L84]*[.M84]*[.N84]*[.R84]/[.Q84]/[.$B$1]*0.000000001" office:value-type="string" office:string-value="" calcext:value-type="error">
            <text:p>#DIV/0!</text:p>
          </table:table-cell>
          <table:table-cell table:formula="of:=[.Q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5]*[.L85]*[.M85]*[.N85]*[.R85]/[.Q85]/[.$B$1]*0.000000001" office:value-type="string" office:string-value="" calcext:value-type="error">
            <text:p>#DIV/0!</text:p>
          </table:table-cell>
          <table:table-cell table:formula="of:=[.Q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6]*[.L86]*[.M86]*[.N86]*[.R86]/[.Q86]/[.$B$1]*0.000000001" office:value-type="string" office:string-value="" calcext:value-type="error">
            <text:p>#DIV/0!</text:p>
          </table:table-cell>
          <table:table-cell table:formula="of:=[.Q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7]*[.L87]*[.M87]*[.N87]*[.R87]/[.Q87]/[.$B$1]*0.000000001" office:value-type="string" office:string-value="" calcext:value-type="error">
            <text:p>#DIV/0!</text:p>
          </table:table-cell>
          <table:table-cell table:formula="of:=[.Q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8]*[.L88]*[.M88]*[.N88]*[.R88]/[.Q88]/[.$B$1]*0.000000001" office:value-type="string" office:string-value="" calcext:value-type="error">
            <text:p>#DIV/0!</text:p>
          </table:table-cell>
          <table:table-cell table:formula="of:=[.Q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9]*[.L89]*[.M89]*[.N89]*[.R89]/[.Q89]/[.$B$1]*0.000000001" office:value-type="string" office:string-value="" calcext:value-type="error">
            <text:p>#DIV/0!</text:p>
          </table:table-cell>
          <table:table-cell table:formula="of:=[.Q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0]*[.L90]*[.M90]*[.N90]*[.R90]/[.Q90]/[.$B$1]*0.000000001" office:value-type="string" office:string-value="" calcext:value-type="error">
            <text:p>#DIV/0!</text:p>
          </table:table-cell>
          <table:table-cell table:formula="of:=[.Q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1]*[.L91]*[.M91]*[.N91]*[.R91]/[.Q91]/[.$B$1]*0.000000001" office:value-type="string" office:string-value="" calcext:value-type="error">
            <text:p>#DIV/0!</text:p>
          </table:table-cell>
          <table:table-cell table:formula="of:=[.Q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2]*[.L92]*[.M92]*[.N92]*[.R92]/[.Q92]/[.$B$1]*0.000000001" office:value-type="string" office:string-value="" calcext:value-type="error">
            <text:p>#DIV/0!</text:p>
          </table:table-cell>
          <table:table-cell table:formula="of:=[.Q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3]*[.L93]*[.M93]*[.N93]*[.R93]/[.Q93]/[.$B$1]*0.000000001" office:value-type="string" office:string-value="" calcext:value-type="error">
            <text:p>#DIV/0!</text:p>
          </table:table-cell>
          <table:table-cell table:formula="of:=[.Q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4]*[.L94]*[.M94]*[.N94]*[.R94]/[.Q94]/[.$B$1]*0.000000001" office:value-type="string" office:string-value="" calcext:value-type="error">
            <text:p>#DIV/0!</text:p>
          </table:table-cell>
          <table:table-cell table:formula="of:=[.Q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5]*[.L95]*[.M95]*[.N95]*[.R95]/[.Q95]/[.$B$1]*0.000000001" office:value-type="string" office:string-value="" calcext:value-type="error">
            <text:p>#DIV/0!</text:p>
          </table:table-cell>
          <table:table-cell table:formula="of:=[.Q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6]*[.L96]*[.M96]*[.N96]*[.R96]/[.Q96]/[.$B$1]*0.000000001" office:value-type="string" office:string-value="" calcext:value-type="error">
            <text:p>#DIV/0!</text:p>
          </table:table-cell>
          <table:table-cell table:formula="of:=[.Q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7]*[.L97]*[.M97]*[.N97]*[.R97]/[.Q97]/[.$B$1]*0.000000001" office:value-type="string" office:string-value="" calcext:value-type="error">
            <text:p>#DIV/0!</text:p>
          </table:table-cell>
          <table:table-cell table:formula="of:=[.Q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8]*[.L98]*[.M98]*[.N98]*[.R98]/[.Q98]/[.$B$1]*0.000000001" office:value-type="string" office:string-value="" calcext:value-type="error">
            <text:p>#DIV/0!</text:p>
          </table:table-cell>
          <table:table-cell table:formula="of:=[.Q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9]*[.L99]*[.M99]*[.N99]*[.R99]/[.Q99]/[.$B$1]*0.000000001" office:value-type="string" office:string-value="" calcext:value-type="error">
            <text:p>#DIV/0!</text:p>
          </table:table-cell>
          <table:table-cell table:formula="of:=[.Q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0]*[.L100]*[.M100]*[.N100]*[.R100]/[.Q100]/[.$B$1]*0.000000001" office:value-type="string" office:string-value="" calcext:value-type="error">
            <text:p>#DIV/0!</text:p>
          </table:table-cell>
          <table:table-cell table:formula="of:=[.Q1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1]*[.L101]*[.M101]*[.N101]*[.R101]/[.Q101]/[.$B$1]*0.000000001" office:value-type="string" office:string-value="" calcext:value-type="error">
            <text:p>#DIV/0!</text:p>
          </table:table-cell>
          <table:table-cell table:formula="of:=[.Q1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2]*[.L102]*[.M102]*[.N102]*[.R102]/[.Q102]/[.$B$1]*0.000000001" office:value-type="string" office:string-value="" calcext:value-type="error">
            <text:p>#DIV/0!</text:p>
          </table:table-cell>
          <table:table-cell table:formula="of:=[.Q1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3]*[.L103]*[.M103]*[.N103]*[.R103]/[.Q103]/[.$B$1]*0.000000001" office:value-type="string" office:string-value="" calcext:value-type="error">
            <text:p>#DIV/0!</text:p>
          </table:table-cell>
          <table:table-cell table:formula="of:=[.Q1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4]*[.L104]*[.M104]*[.N104]*[.R104]/[.Q104]/[.$B$1]*0.000000001" office:value-type="string" office:string-value="" calcext:value-type="error">
            <text:p>#DIV/0!</text:p>
          </table:table-cell>
          <table:table-cell table:formula="of:=[.Q1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5]*[.L105]*[.M105]*[.N105]*[.R105]/[.Q105]/[.$B$1]*0.000000001" office:value-type="string" office:string-value="" calcext:value-type="error">
            <text:p>#DIV/0!</text:p>
          </table:table-cell>
          <table:table-cell table:formula="of:=[.Q1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6]*[.L106]*[.M106]*[.N106]*[.R106]/[.Q106]/[.$B$1]*0.000000001" office:value-type="string" office:string-value="" calcext:value-type="error">
            <text:p>#DIV/0!</text:p>
          </table:table-cell>
          <table:table-cell table:formula="of:=[.Q1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7]*[.L107]*[.M107]*[.N107]*[.R107]/[.Q107]/[.$B$1]*0.000000001" office:value-type="string" office:string-value="" calcext:value-type="error">
            <text:p>#DIV/0!</text:p>
          </table:table-cell>
          <table:table-cell table:formula="of:=[.Q1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8]*[.L108]*[.M108]*[.N108]*[.R108]/[.Q108]/[.$B$1]*0.000000001" office:value-type="string" office:string-value="" calcext:value-type="error">
            <text:p>#DIV/0!</text:p>
          </table:table-cell>
          <table:table-cell table:formula="of:=[.Q1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9]*[.L109]*[.M109]*[.N109]*[.R109]/[.Q109]/[.$B$1]*0.000000001" office:value-type="string" office:string-value="" calcext:value-type="error">
            <text:p>#DIV/0!</text:p>
          </table:table-cell>
          <table:table-cell table:formula="of:=[.Q1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0]*[.L110]*[.M110]*[.N110]*[.R110]/[.Q110]/[.$B$1]*0.000000001" office:value-type="string" office:string-value="" calcext:value-type="error">
            <text:p>#DIV/0!</text:p>
          </table:table-cell>
          <table:table-cell table:formula="of:=[.Q1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1]*[.L111]*[.M111]*[.N111]*[.R111]/[.Q111]/[.$B$1]*0.000000001" office:value-type="string" office:string-value="" calcext:value-type="error">
            <text:p>#DIV/0!</text:p>
          </table:table-cell>
          <table:table-cell table:formula="of:=[.Q1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2]*[.L112]*[.M112]*[.N112]*[.R112]/[.Q112]/[.$B$1]*0.000000001" office:value-type="string" office:string-value="" calcext:value-type="error">
            <text:p>#DIV/0!</text:p>
          </table:table-cell>
          <table:table-cell table:formula="of:=[.Q1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3]*[.L113]*[.M113]*[.N113]*[.R113]/[.Q113]/[.$B$1]*0.000000001" office:value-type="string" office:string-value="" calcext:value-type="error">
            <text:p>#DIV/0!</text:p>
          </table:table-cell>
          <table:table-cell table:formula="of:=[.Q1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4]*[.L114]*[.M114]*[.N114]*[.R114]/[.Q114]/[.$B$1]*0.000000001" office:value-type="string" office:string-value="" calcext:value-type="error">
            <text:p>#DIV/0!</text:p>
          </table:table-cell>
          <table:table-cell table:formula="of:=[.Q1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5]*[.L115]*[.M115]*[.N115]*[.R115]/[.Q115]/[.$B$1]*0.000000001" office:value-type="string" office:string-value="" calcext:value-type="error">
            <text:p>#DIV/0!</text:p>
          </table:table-cell>
          <table:table-cell table:formula="of:=[.Q1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6]*[.L116]*[.M116]*[.N116]*[.R116]/[.Q116]/[.$B$1]*0.000000001" office:value-type="string" office:string-value="" calcext:value-type="error">
            <text:p>#DIV/0!</text:p>
          </table:table-cell>
          <table:table-cell table:formula="of:=[.Q1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7]*[.L117]*[.M117]*[.N117]*[.R117]/[.Q117]/[.$B$1]*0.000000001" office:value-type="string" office:string-value="" calcext:value-type="error">
            <text:p>#DIV/0!</text:p>
          </table:table-cell>
          <table:table-cell table:formula="of:=[.Q1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8]*[.L118]*[.M118]*[.N118]*[.R118]/[.Q118]/[.$B$1]*0.000000001" office:value-type="string" office:string-value="" calcext:value-type="error">
            <text:p>#DIV/0!</text:p>
          </table:table-cell>
          <table:table-cell table:formula="of:=[.Q1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9]*[.L119]*[.M119]*[.N119]*[.R119]/[.Q119]/[.$B$1]*0.000000001" office:value-type="string" office:string-value="" calcext:value-type="error">
            <text:p>#DIV/0!</text:p>
          </table:table-cell>
          <table:table-cell table:formula="of:=[.Q1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0]*[.L120]*[.M120]*[.N120]*[.R120]/[.Q120]/[.$B$1]*0.000000001" office:value-type="string" office:string-value="" calcext:value-type="error">
            <text:p>#DIV/0!</text:p>
          </table:table-cell>
          <table:table-cell table:formula="of:=[.Q1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1]*[.L121]*[.M121]*[.N121]*[.R121]/[.Q121]/[.$B$1]*0.000000001" office:value-type="string" office:string-value="" calcext:value-type="error">
            <text:p>#DIV/0!</text:p>
          </table:table-cell>
          <table:table-cell table:formula="of:=[.Q1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2]*[.L122]*[.M122]*[.N122]*[.R122]/[.Q122]/[.$B$1]*0.000000001" office:value-type="string" office:string-value="" calcext:value-type="error">
            <text:p>#DIV/0!</text:p>
          </table:table-cell>
          <table:table-cell table:formula="of:=[.Q1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3]*[.L123]*[.M123]*[.N123]*[.R123]/[.Q123]/[.$B$1]*0.000000001" office:value-type="string" office:string-value="" calcext:value-type="error">
            <text:p>#DIV/0!</text:p>
          </table:table-cell>
          <table:table-cell table:formula="of:=[.Q1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4]*[.L124]*[.M124]*[.N124]*[.R124]/[.Q124]/[.$B$1]*0.000000001" office:value-type="string" office:string-value="" calcext:value-type="error">
            <text:p>#DIV/0!</text:p>
          </table:table-cell>
          <table:table-cell table:formula="of:=[.Q1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5]*[.L125]*[.M125]*[.N125]*[.R125]/[.Q125]/[.$B$1]*0.000000001" office:value-type="string" office:string-value="" calcext:value-type="error">
            <text:p>#DIV/0!</text:p>
          </table:table-cell>
          <table:table-cell table:formula="of:=[.Q1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6]*[.L126]*[.M126]*[.N126]*[.R126]/[.Q126]/[.$B$1]*0.000000001" office:value-type="string" office:string-value="" calcext:value-type="error">
            <text:p>#DIV/0!</text:p>
          </table:table-cell>
          <table:table-cell table:formula="of:=[.Q1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7]*[.L127]*[.M127]*[.N127]*[.R127]/[.Q127]/[.$B$1]*0.000000001" office:value-type="string" office:string-value="" calcext:value-type="error">
            <text:p>#DIV/0!</text:p>
          </table:table-cell>
          <table:table-cell table:formula="of:=[.Q1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8]*[.L128]*[.M128]*[.N128]*[.R128]/[.Q128]/[.$B$1]*0.000000001" office:value-type="string" office:string-value="" calcext:value-type="error">
            <text:p>#DIV/0!</text:p>
          </table:table-cell>
          <table:table-cell table:formula="of:=[.Q1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9]*[.L129]*[.M129]*[.N129]*[.R129]/[.Q129]/[.$B$1]*0.000000001" office:value-type="string" office:string-value="" calcext:value-type="error">
            <text:p>#DIV/0!</text:p>
          </table:table-cell>
          <table:table-cell table:formula="of:=[.Q1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0]*[.L130]*[.M130]*[.N130]*[.R130]/[.Q130]/[.$B$1]*0.000000001" office:value-type="string" office:string-value="" calcext:value-type="error">
            <text:p>#DIV/0!</text:p>
          </table:table-cell>
          <table:table-cell table:formula="of:=[.Q1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1]*[.L131]*[.M131]*[.N131]*[.R131]/[.Q131]/[.$B$1]*0.000000001" office:value-type="string" office:string-value="" calcext:value-type="error">
            <text:p>#DIV/0!</text:p>
          </table:table-cell>
          <table:table-cell table:formula="of:=[.Q1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2]*[.L132]*[.M132]*[.N132]*[.R132]/[.Q132]/[.$B$1]*0.000000001" office:value-type="string" office:string-value="" calcext:value-type="error">
            <text:p>#DIV/0!</text:p>
          </table:table-cell>
          <table:table-cell table:formula="of:=[.Q1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3]*[.L133]*[.M133]*[.N133]*[.R133]/[.Q133]/[.$B$1]*0.000000001" office:value-type="string" office:string-value="" calcext:value-type="error">
            <text:p>#DIV/0!</text:p>
          </table:table-cell>
          <table:table-cell table:formula="of:=[.Q1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4]*[.L134]*[.M134]*[.N134]*[.R134]/[.Q134]/[.$B$1]*0.000000001" office:value-type="string" office:string-value="" calcext:value-type="error">
            <text:p>#DIV/0!</text:p>
          </table:table-cell>
          <table:table-cell table:formula="of:=[.Q1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5]*[.L135]*[.M135]*[.N135]*[.R135]/[.Q135]/[.$B$1]*0.000000001" office:value-type="string" office:string-value="" calcext:value-type="error">
            <text:p>#DIV/0!</text:p>
          </table:table-cell>
          <table:table-cell table:formula="of:=[.Q1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6]*[.L136]*[.M136]*[.N136]*[.R136]/[.Q136]/[.$B$1]*0.000000001" office:value-type="string" office:string-value="" calcext:value-type="error">
            <text:p>#DIV/0!</text:p>
          </table:table-cell>
          <table:table-cell table:formula="of:=[.Q1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7]*[.L137]*[.M137]*[.N137]*[.R137]/[.Q137]/[.$B$1]*0.000000001" office:value-type="string" office:string-value="" calcext:value-type="error">
            <text:p>#DIV/0!</text:p>
          </table:table-cell>
          <table:table-cell table:formula="of:=[.Q1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8]*[.L138]*[.M138]*[.N138]*[.R138]/[.Q138]/[.$B$1]*0.000000001" office:value-type="string" office:string-value="" calcext:value-type="error">
            <text:p>#DIV/0!</text:p>
          </table:table-cell>
          <table:table-cell table:formula="of:=[.Q1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9]*[.L139]*[.M139]*[.N139]*[.R139]/[.Q139]/[.$B$1]*0.000000001" office:value-type="string" office:string-value="" calcext:value-type="error">
            <text:p>#DIV/0!</text:p>
          </table:table-cell>
          <table:table-cell table:formula="of:=[.Q1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0]*[.L140]*[.M140]*[.N140]*[.R140]/[.Q140]/[.$B$1]*0.000000001" office:value-type="string" office:string-value="" calcext:value-type="error">
            <text:p>#DIV/0!</text:p>
          </table:table-cell>
          <table:table-cell table:formula="of:=[.Q1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1]*[.L141]*[.M141]*[.N141]*[.R141]/[.Q141]/[.$B$1]*0.000000001" office:value-type="string" office:string-value="" calcext:value-type="error">
            <text:p>#DIV/0!</text:p>
          </table:table-cell>
          <table:table-cell table:formula="of:=[.Q1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2]*[.L142]*[.M142]*[.N142]*[.R142]/[.Q142]/[.$B$1]*0.000000001" office:value-type="string" office:string-value="" calcext:value-type="error">
            <text:p>#DIV/0!</text:p>
          </table:table-cell>
          <table:table-cell table:formula="of:=[.Q1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3]*[.L143]*[.M143]*[.N143]*[.R143]/[.Q143]/[.$B$1]*0.000000001" office:value-type="string" office:string-value="" calcext:value-type="error">
            <text:p>#DIV/0!</text:p>
          </table:table-cell>
          <table:table-cell table:formula="of:=[.Q1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4]*[.L144]*[.M144]*[.N144]*[.R144]/[.Q144]/[.$B$1]*0.000000001" office:value-type="string" office:string-value="" calcext:value-type="error">
            <text:p>#DIV/0!</text:p>
          </table:table-cell>
          <table:table-cell table:formula="of:=[.Q1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5]*[.L145]*[.M145]*[.N145]*[.R145]/[.Q145]/[.$B$1]*0.000000001" office:value-type="string" office:string-value="" calcext:value-type="error">
            <text:p>#DIV/0!</text:p>
          </table:table-cell>
          <table:table-cell table:formula="of:=[.Q1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6]*[.L146]*[.M146]*[.N146]*[.R146]/[.Q146]/[.$B$1]*0.000000001" office:value-type="string" office:string-value="" calcext:value-type="error">
            <text:p>#DIV/0!</text:p>
          </table:table-cell>
          <table:table-cell table:formula="of:=[.Q1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7]*[.L147]*[.M147]*[.N147]*[.R147]/[.Q147]/[.$B$1]*0.000000001" office:value-type="string" office:string-value="" calcext:value-type="error">
            <text:p>#DIV/0!</text:p>
          </table:table-cell>
          <table:table-cell table:formula="of:=[.Q1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8]*[.L148]*[.M148]*[.N148]*[.R148]/[.Q148]/[.$B$1]*0.000000001" office:value-type="string" office:string-value="" calcext:value-type="error">
            <text:p>#DIV/0!</text:p>
          </table:table-cell>
          <table:table-cell table:formula="of:=[.Q1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9]*[.L149]*[.M149]*[.N149]*[.R149]/[.Q149]/[.$B$1]*0.000000001" office:value-type="string" office:string-value="" calcext:value-type="error">
            <text:p>#DIV/0!</text:p>
          </table:table-cell>
          <table:table-cell table:formula="of:=[.Q1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0]*[.L150]*[.M150]*[.N150]*[.R150]/[.Q150]/[.$B$1]*0.000000001" office:value-type="string" office:string-value="" calcext:value-type="error">
            <text:p>#DIV/0!</text:p>
          </table:table-cell>
          <table:table-cell table:formula="of:=[.Q1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1]*[.L151]*[.M151]*[.N151]*[.R151]/[.Q151]/[.$B$1]*0.000000001" office:value-type="string" office:string-value="" calcext:value-type="error">
            <text:p>#DIV/0!</text:p>
          </table:table-cell>
          <table:table-cell table:formula="of:=[.Q1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2]*[.L152]*[.M152]*[.N152]*[.R152]/[.Q152]/[.$B$1]*0.000000001" office:value-type="string" office:string-value="" calcext:value-type="error">
            <text:p>#DIV/0!</text:p>
          </table:table-cell>
          <table:table-cell table:formula="of:=[.Q1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3]*[.L153]*[.M153]*[.N153]*[.R153]/[.Q153]/[.$B$1]*0.000000001" office:value-type="string" office:string-value="" calcext:value-type="error">
            <text:p>#DIV/0!</text:p>
          </table:table-cell>
          <table:table-cell table:formula="of:=[.Q1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4]*[.L154]*[.M154]*[.N154]*[.R154]/[.Q154]/[.$B$1]*0.000000001" office:value-type="string" office:string-value="" calcext:value-type="error">
            <text:p>#DIV/0!</text:p>
          </table:table-cell>
          <table:table-cell table:formula="of:=[.Q1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5]*[.L155]*[.M155]*[.N155]*[.R155]/[.Q155]/[.$B$1]*0.000000001" office:value-type="string" office:string-value="" calcext:value-type="error">
            <text:p>#DIV/0!</text:p>
          </table:table-cell>
          <table:table-cell table:formula="of:=[.Q1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6]*[.L156]*[.M156]*[.N156]*[.R156]/[.Q156]/[.$B$1]*0.000000001" office:value-type="string" office:string-value="" calcext:value-type="error">
            <text:p>#DIV/0!</text:p>
          </table:table-cell>
          <table:table-cell table:formula="of:=[.Q1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7]*[.L157]*[.M157]*[.N157]*[.R157]/[.Q157]/[.$B$1]*0.000000001" office:value-type="string" office:string-value="" calcext:value-type="error">
            <text:p>#DIV/0!</text:p>
          </table:table-cell>
          <table:table-cell table:formula="of:=[.Q1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8]*[.L158]*[.M158]*[.N158]*[.R158]/[.Q158]/[.$B$1]*0.000000001" office:value-type="string" office:string-value="" calcext:value-type="error">
            <text:p>#DIV/0!</text:p>
          </table:table-cell>
          <table:table-cell table:formula="of:=[.Q1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9]*[.L159]*[.M159]*[.N159]*[.R159]/[.Q159]/[.$B$1]*0.000000001" office:value-type="string" office:string-value="" calcext:value-type="error">
            <text:p>#DIV/0!</text:p>
          </table:table-cell>
          <table:table-cell table:formula="of:=[.Q1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0]*[.L160]*[.M160]*[.N160]*[.R160]/[.Q160]/[.$B$1]*0.000000001" office:value-type="string" office:string-value="" calcext:value-type="error">
            <text:p>#DIV/0!</text:p>
          </table:table-cell>
          <table:table-cell table:formula="of:=[.Q1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1]*[.L161]*[.M161]*[.N161]*[.R161]/[.Q161]/[.$B$1]*0.000000001" office:value-type="string" office:string-value="" calcext:value-type="error">
            <text:p>#DIV/0!</text:p>
          </table:table-cell>
          <table:table-cell table:formula="of:=[.Q1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2]*[.L162]*[.M162]*[.N162]*[.R162]/[.Q162]/[.$B$1]*0.000000001" office:value-type="string" office:string-value="" calcext:value-type="error">
            <text:p>#DIV/0!</text:p>
          </table:table-cell>
          <table:table-cell table:formula="of:=[.Q1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3]*[.L163]*[.M163]*[.N163]*[.R163]/[.Q163]/[.$B$1]*0.000000001" office:value-type="string" office:string-value="" calcext:value-type="error">
            <text:p>#DIV/0!</text:p>
          </table:table-cell>
          <table:table-cell table:formula="of:=[.Q1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4]*[.L164]*[.M164]*[.N164]*[.R164]/[.Q164]/[.$B$1]*0.000000001" office:value-type="string" office:string-value="" calcext:value-type="error">
            <text:p>#DIV/0!</text:p>
          </table:table-cell>
          <table:table-cell table:formula="of:=[.Q1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5]*[.L165]*[.M165]*[.N165]*[.R165]/[.Q165]/[.$B$1]*0.000000001" office:value-type="string" office:string-value="" calcext:value-type="error">
            <text:p>#DIV/0!</text:p>
          </table:table-cell>
          <table:table-cell table:formula="of:=[.Q1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6]*[.L166]*[.M166]*[.N166]*[.R166]/[.Q166]/[.$B$1]*0.000000001" office:value-type="string" office:string-value="" calcext:value-type="error">
            <text:p>#DIV/0!</text:p>
          </table:table-cell>
          <table:table-cell table:formula="of:=[.Q1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7]*[.L167]*[.M167]*[.N167]*[.R167]/[.Q167]/[.$B$1]*0.000000001" office:value-type="string" office:string-value="" calcext:value-type="error">
            <text:p>#DIV/0!</text:p>
          </table:table-cell>
          <table:table-cell table:formula="of:=[.Q1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8]*[.L168]*[.M168]*[.N168]*[.R168]/[.Q168]/[.$B$1]*0.000000001" office:value-type="string" office:string-value="" calcext:value-type="error">
            <text:p>#DIV/0!</text:p>
          </table:table-cell>
          <table:table-cell table:formula="of:=[.Q1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9]*[.L169]*[.M169]*[.N169]*[.R169]/[.Q169]/[.$B$1]*0.000000001" office:value-type="string" office:string-value="" calcext:value-type="error">
            <text:p>#DIV/0!</text:p>
          </table:table-cell>
          <table:table-cell table:formula="of:=[.Q1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0]*[.L170]*[.M170]*[.N170]*[.R170]/[.Q170]/[.$B$1]*0.000000001" office:value-type="string" office:string-value="" calcext:value-type="error">
            <text:p>#DIV/0!</text:p>
          </table:table-cell>
          <table:table-cell table:formula="of:=[.Q1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1]*[.L171]*[.M171]*[.N171]*[.R171]/[.Q171]/[.$B$1]*0.000000001" office:value-type="string" office:string-value="" calcext:value-type="error">
            <text:p>#DIV/0!</text:p>
          </table:table-cell>
          <table:table-cell table:formula="of:=[.Q1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2]*[.L172]*[.M172]*[.N172]*[.R172]/[.Q172]/[.$B$1]*0.000000001" office:value-type="string" office:string-value="" calcext:value-type="error">
            <text:p>#DIV/0!</text:p>
          </table:table-cell>
          <table:table-cell table:formula="of:=[.Q1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3]*[.L173]*[.M173]*[.N173]*[.R173]/[.Q173]/[.$B$1]*0.000000001" office:value-type="string" office:string-value="" calcext:value-type="error">
            <text:p>#DIV/0!</text:p>
          </table:table-cell>
          <table:table-cell table:formula="of:=[.Q1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4]*[.L174]*[.M174]*[.N174]*[.R174]/[.Q174]/[.$B$1]*0.000000001" office:value-type="string" office:string-value="" calcext:value-type="error">
            <text:p>#DIV/0!</text:p>
          </table:table-cell>
          <table:table-cell table:formula="of:=[.Q1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5]*[.L175]*[.M175]*[.N175]*[.R175]/[.Q175]/[.$B$1]*0.000000001" office:value-type="string" office:string-value="" calcext:value-type="error">
            <text:p>#DIV/0!</text:p>
          </table:table-cell>
          <table:table-cell table:formula="of:=[.Q1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6]*[.L176]*[.M176]*[.N176]*[.R176]/[.Q176]/[.$B$1]*0.000000001" office:value-type="string" office:string-value="" calcext:value-type="error">
            <text:p>#DIV/0!</text:p>
          </table:table-cell>
          <table:table-cell table:formula="of:=[.Q1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7]*[.L177]*[.M177]*[.N177]*[.R177]/[.Q177]/[.$B$1]*0.000000001" office:value-type="string" office:string-value="" calcext:value-type="error">
            <text:p>#DIV/0!</text:p>
          </table:table-cell>
          <table:table-cell table:formula="of:=[.Q1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8]*[.L178]*[.M178]*[.N178]*[.R178]/[.Q178]/[.$B$1]*0.000000001" office:value-type="string" office:string-value="" calcext:value-type="error">
            <text:p>#DIV/0!</text:p>
          </table:table-cell>
          <table:table-cell table:formula="of:=[.Q1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9]*[.L179]*[.M179]*[.N179]*[.R179]/[.Q179]/[.$B$1]*0.000000001" office:value-type="string" office:string-value="" calcext:value-type="error">
            <text:p>#DIV/0!</text:p>
          </table:table-cell>
          <table:table-cell table:formula="of:=[.Q1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0]*[.L180]*[.M180]*[.N180]*[.R180]/[.Q180]/[.$B$1]*0.000000001" office:value-type="string" office:string-value="" calcext:value-type="error">
            <text:p>#DIV/0!</text:p>
          </table:table-cell>
          <table:table-cell table:formula="of:=[.Q1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1]*[.L181]*[.M181]*[.N181]*[.R181]/[.Q181]/[.$B$1]*0.000000001" office:value-type="string" office:string-value="" calcext:value-type="error">
            <text:p>#DIV/0!</text:p>
          </table:table-cell>
          <table:table-cell table:formula="of:=[.Q1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2]*[.L182]*[.M182]*[.N182]*[.R182]/[.Q182]/[.$B$1]*0.000000001" office:value-type="string" office:string-value="" calcext:value-type="error">
            <text:p>#DIV/0!</text:p>
          </table:table-cell>
          <table:table-cell table:formula="of:=[.Q1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3]*[.L183]*[.M183]*[.N183]*[.R183]/[.Q183]/[.$B$1]*0.000000001" office:value-type="string" office:string-value="" calcext:value-type="error">
            <text:p>#DIV/0!</text:p>
          </table:table-cell>
          <table:table-cell table:formula="of:=[.Q1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4]*[.L184]*[.M184]*[.N184]*[.R184]/[.Q184]/[.$B$1]*0.000000001" office:value-type="string" office:string-value="" calcext:value-type="error">
            <text:p>#DIV/0!</text:p>
          </table:table-cell>
          <table:table-cell table:formula="of:=[.Q1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5]*[.L185]*[.M185]*[.N185]*[.R185]/[.Q185]/[.$B$1]*0.000000001" office:value-type="string" office:string-value="" calcext:value-type="error">
            <text:p>#DIV/0!</text:p>
          </table:table-cell>
          <table:table-cell table:formula="of:=[.Q1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6]*[.L186]*[.M186]*[.N186]*[.R186]/[.Q186]/[.$B$1]*0.000000001" office:value-type="string" office:string-value="" calcext:value-type="error">
            <text:p>#DIV/0!</text:p>
          </table:table-cell>
          <table:table-cell table:formula="of:=[.Q1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7]*[.L187]*[.M187]*[.N187]*[.R187]/[.Q187]/[.$B$1]*0.000000001" office:value-type="string" office:string-value="" calcext:value-type="error">
            <text:p>#DIV/0!</text:p>
          </table:table-cell>
          <table:table-cell table:formula="of:=[.Q1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8]*[.L188]*[.M188]*[.N188]*[.R188]/[.Q188]/[.$B$1]*0.000000001" office:value-type="string" office:string-value="" calcext:value-type="error">
            <text:p>#DIV/0!</text:p>
          </table:table-cell>
          <table:table-cell table:formula="of:=[.Q1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9]*[.L189]*[.M189]*[.N189]*[.R189]/[.Q189]/[.$B$1]*0.000000001" office:value-type="string" office:string-value="" calcext:value-type="error">
            <text:p>#DIV/0!</text:p>
          </table:table-cell>
          <table:table-cell table:formula="of:=[.Q1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0]*[.L190]*[.M190]*[.N190]*[.R190]/[.Q190]/[.$B$1]*0.000000001" office:value-type="string" office:string-value="" calcext:value-type="error">
            <text:p>#DIV/0!</text:p>
          </table:table-cell>
          <table:table-cell table:formula="of:=[.Q1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1]*[.L191]*[.M191]*[.N191]*[.R191]/[.Q191]/[.$B$1]*0.000000001" office:value-type="string" office:string-value="" calcext:value-type="error">
            <text:p>#DIV/0!</text:p>
          </table:table-cell>
          <table:table-cell table:formula="of:=[.Q1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2]*[.L192]*[.M192]*[.N192]*[.R192]/[.Q192]/[.$B$1]*0.000000001" office:value-type="string" office:string-value="" calcext:value-type="error">
            <text:p>#DIV/0!</text:p>
          </table:table-cell>
          <table:table-cell table:formula="of:=[.Q1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3]*[.L193]*[.M193]*[.N193]*[.R193]/[.Q193]/[.$B$1]*0.000000001" office:value-type="string" office:string-value="" calcext:value-type="error">
            <text:p>#DIV/0!</text:p>
          </table:table-cell>
          <table:table-cell table:formula="of:=[.Q1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4]*[.L194]*[.M194]*[.N194]*[.R194]/[.Q194]/[.$B$1]*0.000000001" office:value-type="string" office:string-value="" calcext:value-type="error">
            <text:p>#DIV/0!</text:p>
          </table:table-cell>
          <table:table-cell table:formula="of:=[.Q1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5]*[.L195]*[.M195]*[.N195]*[.R195]/[.Q195]/[.$B$1]*0.000000001" office:value-type="string" office:string-value="" calcext:value-type="error">
            <text:p>#DIV/0!</text:p>
          </table:table-cell>
          <table:table-cell table:formula="of:=[.Q1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6]*[.L196]*[.M196]*[.N196]*[.R196]/[.Q196]/[.$B$1]*0.000000001" office:value-type="string" office:string-value="" calcext:value-type="error">
            <text:p>#DIV/0!</text:p>
          </table:table-cell>
          <table:table-cell table:formula="of:=[.Q1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7]*[.L197]*[.M197]*[.N197]*[.R197]/[.Q197]/[.$B$1]*0.000000001" office:value-type="string" office:string-value="" calcext:value-type="error">
            <text:p>#DIV/0!</text:p>
          </table:table-cell>
          <table:table-cell table:formula="of:=[.Q1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8]*[.L198]*[.M198]*[.N198]*[.R198]/[.Q198]/[.$B$1]*0.000000001" office:value-type="string" office:string-value="" calcext:value-type="error">
            <text:p>#DIV/0!</text:p>
          </table:table-cell>
          <table:table-cell table:formula="of:=[.Q1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9]*[.L199]*[.M199]*[.N199]*[.R199]/[.Q199]/[.$B$1]*0.000000001" office:value-type="string" office:string-value="" calcext:value-type="error">
            <text:p>#DIV/0!</text:p>
          </table:table-cell>
          <table:table-cell table:formula="of:=[.Q1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0]*[.L200]*[.M200]*[.N200]*[.R200]/[.Q200]/[.$B$1]*0.000000001" office:value-type="string" office:string-value="" calcext:value-type="error">
            <text:p>#DIV/0!</text:p>
          </table:table-cell>
          <table:table-cell table:formula="of:=[.Q2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1]*[.L201]*[.M201]*[.N201]*[.R201]/[.Q201]/[.$B$1]*0.000000001" office:value-type="string" office:string-value="" calcext:value-type="error">
            <text:p>#DIV/0!</text:p>
          </table:table-cell>
          <table:table-cell table:formula="of:=[.Q2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2]*[.L202]*[.M202]*[.N202]*[.R202]/[.Q202]/[.$B$1]*0.000000001" office:value-type="string" office:string-value="" calcext:value-type="error">
            <text:p>#DIV/0!</text:p>
          </table:table-cell>
          <table:table-cell table:formula="of:=[.Q2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3]*[.L203]*[.M203]*[.N203]*[.R203]/[.Q203]/[.$B$1]*0.000000001" office:value-type="string" office:string-value="" calcext:value-type="error">
            <text:p>#DIV/0!</text:p>
          </table:table-cell>
          <table:table-cell table:formula="of:=[.Q2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4]*[.L204]*[.M204]*[.N204]*[.R204]/[.Q204]/[.$B$1]*0.000000001" office:value-type="string" office:string-value="" calcext:value-type="error">
            <text:p>#DIV/0!</text:p>
          </table:table-cell>
          <table:table-cell table:formula="of:=[.Q2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5]*[.L205]*[.M205]*[.N205]*[.R205]/[.Q205]/[.$B$1]*0.000000001" office:value-type="string" office:string-value="" calcext:value-type="error">
            <text:p>#DIV/0!</text:p>
          </table:table-cell>
          <table:table-cell table:formula="of:=[.Q2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6]*[.L206]*[.M206]*[.N206]*[.R206]/[.Q206]/[.$B$1]*0.000000001" office:value-type="string" office:string-value="" calcext:value-type="error">
            <text:p>#DIV/0!</text:p>
          </table:table-cell>
          <table:table-cell table:formula="of:=[.Q2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7]*[.L207]*[.M207]*[.N207]*[.R207]/[.Q207]/[.$B$1]*0.000000001" office:value-type="string" office:string-value="" calcext:value-type="error">
            <text:p>#DIV/0!</text:p>
          </table:table-cell>
          <table:table-cell table:formula="of:=[.Q2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8]*[.L208]*[.M208]*[.N208]*[.R208]/[.Q208]/[.$B$1]*0.000000001" office:value-type="string" office:string-value="" calcext:value-type="error">
            <text:p>#DIV/0!</text:p>
          </table:table-cell>
          <table:table-cell table:formula="of:=[.Q2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9]*[.L209]*[.M209]*[.N209]*[.R209]/[.Q209]/[.$B$1]*0.000000001" office:value-type="string" office:string-value="" calcext:value-type="error">
            <text:p>#DIV/0!</text:p>
          </table:table-cell>
          <table:table-cell table:formula="of:=[.Q2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0]*[.L210]*[.M210]*[.N210]*[.R210]/[.Q210]/[.$B$1]*0.000000001" office:value-type="string" office:string-value="" calcext:value-type="error">
            <text:p>#DIV/0!</text:p>
          </table:table-cell>
          <table:table-cell table:formula="of:=[.Q2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1]*[.L211]*[.M211]*[.N211]*[.R211]/[.Q211]/[.$B$1]*0.000000001" office:value-type="string" office:string-value="" calcext:value-type="error">
            <text:p>#DIV/0!</text:p>
          </table:table-cell>
          <table:table-cell table:formula="of:=[.Q2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2]*[.L212]*[.M212]*[.N212]*[.R212]/[.Q212]/[.$B$1]*0.000000001" office:value-type="string" office:string-value="" calcext:value-type="error">
            <text:p>#DIV/0!</text:p>
          </table:table-cell>
          <table:table-cell table:formula="of:=[.Q2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3]*[.L213]*[.M213]*[.N213]*[.R213]/[.Q213]/[.$B$1]*0.000000001" office:value-type="string" office:string-value="" calcext:value-type="error">
            <text:p>#DIV/0!</text:p>
          </table:table-cell>
          <table:table-cell table:formula="of:=[.Q2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4]*[.L214]*[.M214]*[.N214]*[.R214]/[.Q214]/[.$B$1]*0.000000001" office:value-type="string" office:string-value="" calcext:value-type="error">
            <text:p>#DIV/0!</text:p>
          </table:table-cell>
          <table:table-cell table:formula="of:=[.Q2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cution-Por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7" table:default-cell-style-name="ce9"/>
        <table:table-column table:style-name="co18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Total ms per Shape</text:p>
          </table:table-cell>
          <table:table-cell table:style-name="ce5" office:value-type="string" calcext:value-type="string">
            <text:p>TOTAL PER KERNEL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3:.X3])" office:value-type="float" office:value="0.167072" calcext:value-type="float">
            <text:p>0.167072</text:p>
          </table:table-cell>
          <table:table-cell table:style-name="ce96" table:formula="of:=SUM([.E3:.E7])" office:value-type="float" office:value="3.954044" calcext:value-type="float">
            <text:p>3.954044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95" table:formula="of:=SUM([.G4:.X4])" office:value-type="float" office:value="0.192128" calcext:value-type="float">
            <text:p>0.192128</text:p>
          </table:table-cell>
          <table:table-cell table:style-name="ce9"/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5:.X5])" office:value-type="float" office:value="1.2399" calcext:value-type="float">
            <text:p>1.2399</text:p>
          </table:table-cell>
          <table:table-cell table:style-name="ce9"/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6:.X6])" office:value-type="float" office:value="0.365856" calcext:value-type="float">
            <text:p>0.365856</text:p>
          </table:table-cell>
          <table:table-cell table:style-name="ce9"/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7:.X7])" office:value-type="float" office:value="1.989088" calcext:value-type="float">
            <text:p>1.989088</text:p>
          </table:table-cell>
          <table:table-cell table:style-name="ce9"/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95" table:formula="of:=SUM([.G9:.X9])" office:value-type="float" office:value="168.368" calcext:value-type="float">
            <text:p>168.368</text:p>
          </table:table-cell>
          <table:table-cell table:style-name="ce96" table:formula="of:=SUM([.E9:.E15])" office:value-type="float" office:value="2089.621" calcext:value-type="float">
            <text:p>2089.621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95" table:formula="of:=SUM([.G10:.X10])" office:value-type="float" office:value="158.074" calcext:value-type="float">
            <text:p>158.074</text:p>
          </table:table-cell>
          <table:table-cell table:style-name="ce9"/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95" table:formula="of:=SUM([.G11:.X11])" office:value-type="float" office:value="421.149" calcext:value-type="float">
            <text:p>421.149</text:p>
          </table:table-cell>
          <table:table-cell table:style-name="ce9"/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2:.X12])" office:value-type="float" office:value="217.686" calcext:value-type="float">
            <text:p>217.686</text:p>
          </table:table-cell>
          <table:table-cell table:style-name="ce9"/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3:.X13])" office:value-type="float" office:value="225.421" calcext:value-type="float">
            <text:p>225.421</text:p>
          </table:table-cell>
          <table:table-cell table:style-name="ce9"/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95" table:formula="of:=SUM([.G14:.X14])" office:value-type="float" office:value="427.591" calcext:value-type="float">
            <text:p>427.591</text:p>
          </table:table-cell>
          <table:table-cell table:style-name="ce9"/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95" table:formula="of:=SUM([.G15:.X15])" office:value-type="float" office:value="471.332" calcext:value-type="float">
            <text:p>471.332</text:p>
          </table:table-cell>
          <table:table-cell table:style-name="ce9"/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95" table:formula="of:=SUM([.G17:.X17])" office:value-type="float" office:value="0.963744" calcext:value-type="float">
            <text:p>0.963744</text:p>
          </table:table-cell>
          <table:table-cell table:style-name="ce96" table:formula="of:=SUM([.E17:.E18])" office:value-type="float" office:value="6.716854" calcext:value-type="float">
            <text:p>6.716854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95" table:formula="of:=SUM([.G18:.X18])" office:value-type="float" office:value="5.75311" calcext:value-type="float">
            <text:p>5.75311</text:p>
          </table:table-cell>
          <table:table-cell table:style-name="ce9"/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95" table:formula="of:=SUM([.G20:.X20])" office:value-type="float" office:value="1.82941" calcext:value-type="float">
            <text:p>1.82941</text:p>
          </table:table-cell>
          <table:table-cell table:style-name="ce96" table:formula="of:=SUM([.E20:.E26])" office:value-type="float" office:value="17.792262" calcext:value-type="float">
            <text:p>17.792262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95" table:formula="of:=SUM([.G21:.X21])" office:value-type="float" office:value="1.909538" calcext:value-type="float">
            <text:p>1.909538</text:p>
          </table:table-cell>
          <table:table-cell table:style-name="ce9"/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95" table:formula="of:=SUM([.G22:.X22])" office:value-type="float" office:value="0.030272" calcext:value-type="float">
            <text:p>0.030272</text:p>
          </table:table-cell>
          <table:table-cell table:style-name="ce9"/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95" table:formula="of:=SUM([.G23:.X23])" office:value-type="float" office:value="13.75181" calcext:value-type="float">
            <text:p>13.75181</text:p>
          </table:table-cell>
          <table:table-cell table:style-name="ce9"/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95" table:formula="of:=SUM([.G24:.X24])" office:value-type="float" office:value="0.044576" calcext:value-type="float">
            <text:p>0.044576</text:p>
          </table:table-cell>
          <table:table-cell table:style-name="ce9"/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95" table:formula="of:=SUM([.G25:.X25])" office:value-type="float" office:value="0.07904" calcext:value-type="float">
            <text:p>0.07904</text:p>
          </table:table-cell>
          <table:table-cell table:style-name="ce9"/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95" table:formula="of:=SUM([.G26:.X26])" office:value-type="float" office:value="0.147616" calcext:value-type="float">
            <text:p>0.147616</text:p>
          </table:table-cell>
          <table:table-cell table:style-name="ce9"/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8:.X28])" office:value-type="float" office:value="0.064064" calcext:value-type="float">
            <text:p>0.064064</text:p>
          </table:table-cell>
          <table:table-cell table:style-name="ce96" table:formula="of:=SUM([.E28:.E67])" office:value-type="float" office:value="90.916928" calcext:value-type="float">
            <text:p>90.916928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9:.X29])" office:value-type="float" office:value="0.170368" calcext:value-type="float">
            <text:p>0.170368</text:p>
          </table:table-cell>
          <table:table-cell table:style-name="ce9"/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95" table:formula="of:=SUM([.G30:.X30])" office:value-type="float" office:value="11.65072" calcext:value-type="float">
            <text:p>11.65072</text:p>
          </table:table-cell>
          <table:table-cell table:style-name="ce9"/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31:.X31])" office:value-type="float" office:value="4.56711" calcext:value-type="float">
            <text:p>4.56711</text:p>
          </table:table-cell>
          <table:table-cell table:style-name="ce9"/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32:.X32])" office:value-type="float" office:value="10.27754" calcext:value-type="float">
            <text:p>10.27754</text:p>
          </table:table-cell>
          <table:table-cell table:style-name="ce9"/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33:.X33])" office:value-type="float" office:value="11.08563" calcext:value-type="float">
            <text:p>11.08563</text:p>
          </table:table-cell>
          <table:table-cell table:style-name="ce9"/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34:.X34])" office:value-type="float" office:value="0.076608" calcext:value-type="float">
            <text:p>0.076608</text:p>
          </table:table-cell>
          <table:table-cell table:style-name="ce9"/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95" table:formula="of:=SUM([.G35:.X35])" office:value-type="float" office:value="0.023936" calcext:value-type="float">
            <text:p>0.023936</text:p>
          </table:table-cell>
          <table:table-cell table:style-name="ce9"/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36:.X36])" office:value-type="float" office:value="0.171424" calcext:value-type="float">
            <text:p>0.171424</text:p>
          </table:table-cell>
          <table:table-cell table:style-name="ce9"/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7:.X37])" office:value-type="float" office:value="0.025408" calcext:value-type="float">
            <text:p>0.025408</text:p>
          </table:table-cell>
          <table:table-cell table:style-name="ce9"/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38:.X38])" office:value-type="float" office:value="0.121856" calcext:value-type="float">
            <text:p>0.121856</text:p>
          </table:table-cell>
          <table:table-cell table:style-name="ce9"/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9:.X39])" office:value-type="float" office:value="0.023168" calcext:value-type="float">
            <text:p>0.023168</text:p>
          </table:table-cell>
          <table:table-cell table:style-name="ce9"/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95" table:formula="of:=SUM([.G40:.X40])" office:value-type="float" office:value="0.522848" calcext:value-type="float">
            <text:p>0.522848</text:p>
          </table:table-cell>
          <table:table-cell table:style-name="ce9"/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95" table:formula="of:=SUM([.G41:.X41])" office:value-type="float" office:value="0.301824" calcext:value-type="float">
            <text:p>0.301824</text:p>
          </table:table-cell>
          <table:table-cell table:style-name="ce9"/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95" table:formula="of:=SUM([.G42:.X42])" office:value-type="float" office:value="0.442048" calcext:value-type="float">
            <text:p>0.442048</text:p>
          </table:table-cell>
          <table:table-cell table:style-name="ce9"/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95" table:formula="of:=SUM([.G43:.X43])" office:value-type="float" office:value="0.333216" calcext:value-type="float">
            <text:p>0.333216</text:p>
          </table:table-cell>
          <table:table-cell table:style-name="ce9"/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44:.X44])" office:value-type="float" office:value="3.22448" calcext:value-type="float">
            <text:p>3.22448</text:p>
          </table:table-cell>
          <table:table-cell table:style-name="ce9"/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45:.X45])" office:value-type="float" office:value="5.44336" calcext:value-type="float">
            <text:p>5.44336</text:p>
          </table:table-cell>
          <table:table-cell table:style-name="ce9"/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46:.X46])" office:value-type="float" office:value="0.413216" calcext:value-type="float">
            <text:p>0.413216</text:p>
          </table:table-cell>
          <table:table-cell table:style-name="ce9"/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47:.X47])" office:value-type="float" office:value="4.13697" calcext:value-type="float">
            <text:p>4.13697</text:p>
          </table:table-cell>
          <table:table-cell table:style-name="ce9"/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48:.X48])" office:value-type="float" office:value="5.37555" calcext:value-type="float">
            <text:p>5.37555</text:p>
          </table:table-cell>
          <table:table-cell table:style-name="ce9"/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49:.X49])" office:value-type="float" office:value="0.03376" calcext:value-type="float">
            <text:p>0.03376</text:p>
          </table:table-cell>
          <table:table-cell table:style-name="ce9"/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50:.X50])" office:value-type="float" office:value="0.055392" calcext:value-type="float">
            <text:p>0.055392</text:p>
          </table:table-cell>
          <table:table-cell table:style-name="ce9"/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95" table:formula="of:=SUM([.G51:.X51])" office:value-type="float" office:value="0.661152" calcext:value-type="float">
            <text:p>0.661152</text:p>
          </table:table-cell>
          <table:table-cell table:style-name="ce9"/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2:.X52])" office:value-type="float" office:value="0.080768" calcext:value-type="float">
            <text:p>0.080768</text:p>
          </table:table-cell>
          <table:table-cell table:style-name="ce9"/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3:.X53])" office:value-type="float" office:value="0.125184" calcext:value-type="float">
            <text:p>0.125184</text:p>
          </table:table-cell>
          <table:table-cell table:style-name="ce9"/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4:.X54])" office:value-type="float" office:value="0.133856" calcext:value-type="float">
            <text:p>0.133856</text:p>
          </table:table-cell>
          <table:table-cell table:style-name="ce9"/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5:.X55])" office:value-type="float" office:value="0.110752" calcext:value-type="float">
            <text:p>0.110752</text:p>
          </table:table-cell>
          <table:table-cell table:style-name="ce9"/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6:.X56])" office:value-type="float" office:value="5.65226" calcext:value-type="float">
            <text:p>5.65226</text:p>
          </table:table-cell>
          <table:table-cell table:style-name="ce9"/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57:.X57])" office:value-type="float" office:value="2.014912" calcext:value-type="float">
            <text:p>2.014912</text:p>
          </table:table-cell>
          <table:table-cell table:style-name="ce9"/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58:.X58])" office:value-type="float" office:value="4.96822" calcext:value-type="float">
            <text:p>4.96822</text:p>
          </table:table-cell>
          <table:table-cell table:style-name="ce9"/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59:.X59])" office:value-type="float" office:value="5.27338" calcext:value-type="float">
            <text:p>5.27338</text:p>
          </table:table-cell>
          <table:table-cell table:style-name="ce9"/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0:.X60])" office:value-type="float" office:value="0.066336" calcext:value-type="float">
            <text:p>0.066336</text:p>
          </table:table-cell>
          <table:table-cell table:style-name="ce9"/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1:.X61])" office:value-type="float" office:value="0.069792" calcext:value-type="float">
            <text:p>0.069792</text:p>
          </table:table-cell>
          <table:table-cell table:style-name="ce9"/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62:.X62])" office:value-type="float" office:value="0.240256" calcext:value-type="float">
            <text:p>0.240256</text:p>
          </table:table-cell>
          <table:table-cell table:style-name="ce9"/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63:.X63])" office:value-type="float" office:value="2.26941" calcext:value-type="float">
            <text:p>2.26941</text:p>
          </table:table-cell>
          <table:table-cell table:style-name="ce9"/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64:.X64])" office:value-type="float" office:value="5.11891" calcext:value-type="float">
            <text:p>5.11891</text:p>
          </table:table-cell>
          <table:table-cell table:style-name="ce9"/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65:.X65])" office:value-type="float" office:value="5.4947" calcext:value-type="float">
            <text:p>5.4947</text:p>
          </table:table-cell>
          <table:table-cell table:style-name="ce9"/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6:.X66])" office:value-type="float" office:value="0.049664" calcext:value-type="float">
            <text:p>0.049664</text:p>
          </table:table-cell>
          <table:table-cell table:style-name="ce9"/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7:.X67])" office:value-type="float" office:value="0.04688" calcext:value-type="float">
            <text:p>0.04688</text:p>
          </table:table-cell>
          <table:table-cell table:style-name="ce9"/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95" table:formula="of:=SUM([.G69:.X69])" office:value-type="float" office:value="0.108192" calcext:value-type="float">
            <text:p>0.108192</text:p>
          </table:table-cell>
          <table:table-cell table:style-name="ce96" table:formula="of:=SUM([.E69:.E73])" office:value-type="float" office:value="0.35728" calcext:value-type="float">
            <text:p>0.3572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95" table:formula="of:=SUM([.G70:.X70])" office:value-type="float" office:value="0.0624" calcext:value-type="float">
            <text:p>0.0624</text:p>
          </table:table-cell>
          <table:table-cell table:style-name="ce9"/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95" table:formula="of:=SUM([.G71:.X71])" office:value-type="float" office:value="0.042304" calcext:value-type="float">
            <text:p>0.042304</text:p>
          </table:table-cell>
          <table:table-cell table:style-name="ce9"/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95" table:formula="of:=SUM([.G72:.X72])" office:value-type="float" office:value="0.0624" calcext:value-type="float">
            <text:p>0.0624</text:p>
          </table:table-cell>
          <table:table-cell table:style-name="ce9"/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95" table:formula="of:=SUM([.G73:.X73])" office:value-type="float" office:value="0.081984" calcext:value-type="float">
            <text:p>0.081984</text:p>
          </table:table-cell>
          <table:table-cell table:style-name="ce9"/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75:.X75])" office:value-type="float" office:value="2.73645" calcext:value-type="float">
            <text:p>2.73645</text:p>
          </table:table-cell>
          <table:table-cell table:style-name="ce96" table:formula="of:=SUM([.E75:.E79])" office:value-type="float" office:value="11.228422" calcext:value-type="float">
            <text:p>11.228422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76:.X76])" office:value-type="float" office:value="2.07111" calcext:value-type="float">
            <text:p>2.07111</text:p>
          </table:table-cell>
          <table:table-cell table:style-name="ce9"/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77:.X77])" office:value-type="float" office:value="3.947644" calcext:value-type="float">
            <text:p>3.947644</text:p>
          </table:table-cell>
          <table:table-cell table:style-name="ce9"/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78:.X78])" office:value-type="float" office:value="1.84141" calcext:value-type="float">
            <text:p>1.84141</text:p>
          </table:table-cell>
          <table:table-cell table:style-name="ce9"/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79:.X79])" office:value-type="float" office:value="0.631808" calcext:value-type="float">
            <text:p>0.631808</text:p>
          </table:table-cell>
          <table:table-cell table:style-name="ce9"/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95" table:formula="of:=SUM([.G81:.X81])" office:value-type="float" office:value="0.943584" calcext:value-type="float">
            <text:p>0.943584</text:p>
          </table:table-cell>
          <table:table-cell table:style-name="ce96" table:formula="of:=SUM([.E81:.E85])" office:value-type="float" office:value="6.43715" calcext:value-type="float">
            <text:p>6.43715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82:.X82])" office:value-type="float" office:value="2.57811" calcext:value-type="float">
            <text:p>2.57811</text:p>
          </table:table-cell>
          <table:table-cell table:style-name="ce9"/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3:.X83])" office:value-type="float" office:value="2.859328" calcext:value-type="float">
            <text:p>2.859328</text:p>
          </table:table-cell>
          <table:table-cell table:style-name="ce9"/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95" table:formula="of:=SUM([.G84:.X84])" office:value-type="float" office:value="0.027328" calcext:value-type="float">
            <text:p>0.027328</text:p>
          </table:table-cell>
          <table:table-cell table:style-name="ce9"/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85:.X85])" office:value-type="float" office:value="0.0288" calcext:value-type="float">
            <text:p>0.0288</text:p>
          </table:table-cell>
          <table:table-cell table:style-name="ce9"/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87:.X87])" office:value-type="float" office:value="0.324416" calcext:value-type="float">
            <text:p>0.324416</text:p>
          </table:table-cell>
          <table:table-cell table:style-name="ce96" table:formula="of:=SUM([.E87:.E89])" office:value-type="float" office:value="2.974558" calcext:value-type="float">
            <text:p>2.97455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95" table:formula="of:=SUM([.G88:.X88])" office:value-type="float" office:value="2.030686" calcext:value-type="float">
            <text:p>2.030686</text:p>
          </table:table-cell>
          <table:table-cell table:style-name="ce9"/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9:.X89])" office:value-type="float" office:value="0.619456" calcext:value-type="float">
            <text:p>0.619456</text:p>
          </table:table-cell>
          <table:table-cell table:style-name="ce9"/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95" table:formula="of:=SUM([.G91:.X91])" office:value-type="float" office:value="0.222656" calcext:value-type="float">
            <text:p>0.222656</text:p>
          </table:table-cell>
          <table:table-cell table:style-name="ce96" table:formula="of:=SUM([.E91:.E92])" office:value-type="float" office:value="0.479328" calcext:value-type="float">
            <text:p>0.479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2:.X92])" office:value-type="float" office:value="0.256672" calcext:value-type="float">
            <text:p>0.256672</text:p>
          </table:table-cell>
          <table:table-cell table:style-name="ce9"/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95" table:formula="of:=SUM([.G94:.X94])" office:value-type="float" office:value="0.01728" calcext:value-type="float">
            <text:p>0.01728</text:p>
          </table:table-cell>
          <table:table-cell table:style-name="ce96" table:formula="of:=SUM([.E94:.E95])" office:value-type="float" office:value="0.492544" calcext:value-type="float">
            <text:p>0.49254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5:.X95])" office:value-type="float" office:value="0.475264" calcext:value-type="float">
            <text:p>0.475264</text:p>
          </table:table-cell>
          <table:table-cell table:style-name="ce9"/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95" table:formula="of:=SUM([.G97:.X97])" office:value-type="float" office:value="2.663328" calcext:value-type="float">
            <text:p>2.663328</text:p>
          </table:table-cell>
          <table:table-cell table:style-name="ce9" table:formula="of:=SUM([.E97:.E100])" office:value-type="float" office:value="17.402776" calcext:value-type="float">
            <text:p>17.40277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95" table:formula="of:=SUM([.G98:.X98])" office:value-type="float" office:value="12.88828" calcext:value-type="float">
            <text:p>12.88828</text:p>
          </table:table-cell>
          <table:table-cell table:style-name="ce9"/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95" table:formula="of:=SUM([.G99:.X99])" office:value-type="float" office:value="0.53968" calcext:value-type="float">
            <text:p>0.53968</text:p>
          </table:table-cell>
          <table:table-cell table:style-name="ce9"/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95" table:formula="of:=SUM([.G100:.X100])" office:value-type="float" office:value="1.311488" calcext:value-type="float">
            <text:p>1.311488</text:p>
          </table:table-cell>
          <table:table-cell table:style-name="ce9"/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95" table:formula="of:=SUM([.G102:.X102])" office:value-type="float" office:value="147.917" calcext:value-type="float">
            <text:p>147.917</text:p>
          </table:table-cell>
          <table:table-cell table:style-name="ce96" table:formula="of:=SUM([.E102])" office:value-type="float" office:value="147.917" calcext:value-type="float">
            <text:p>147.917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95" table:formula="of:=SUM([.G104:.X104])" office:value-type="float" office:value="0.140416" calcext:value-type="float">
            <text:p>0.140416</text:p>
          </table:table-cell>
          <table:table-cell table:style-name="ce96" table:formula="of:=SUM([.E104:.E106])" office:value-type="float" office:value="1.732032" calcext:value-type="float">
            <text:p>1.7320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95" table:formula="of:=SUM([.G105:.X105])" office:value-type="float" office:value="0.089856" calcext:value-type="float">
            <text:p>0.089856</text:p>
          </table:table-cell>
          <table:table-cell table:style-name="ce9"/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106:.X106])" office:value-type="float" office:value="1.50176" calcext:value-type="float">
            <text:p>1.50176</text:p>
          </table:table-cell>
          <table:table-cell table:style-name="ce9"/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108:.X108])" office:value-type="float" office:value="8.06662" calcext:value-type="float">
            <text:p>8.06662</text:p>
          </table:table-cell>
          <table:table-cell table:style-name="ce96" table:formula="of:=SUM([.E108:.E112])" office:value-type="float" office:value="22.371158" calcext:value-type="float">
            <text:p>22.371158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109:.X109])" office:value-type="float" office:value="4.31645" calcext:value-type="float">
            <text:p>4.31645</text:p>
          </table:table-cell>
          <table:table-cell table:style-name="ce9"/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110:.X110])" office:value-type="float" office:value="7.76092" calcext:value-type="float">
            <text:p>7.76092</text:p>
          </table:table-cell>
          <table:table-cell table:style-name="ce9"/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111:.X111])" office:value-type="float" office:value="1.092896" calcext:value-type="float">
            <text:p>1.092896</text:p>
          </table:table-cell>
          <table:table-cell table:style-name="ce9"/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112:.X112])" office:value-type="float" office:value="1.134272" calcext:value-type="float">
            <text:p>1.134272</text:p>
          </table:table-cell>
          <table:table-cell table:style-name="ce9"/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ce97" table:formula="of:=SUM([.F3:.F108])" office:value-type="float" office:value="2420.393336" calcext:value-type="float">
            <text:p>2420.393336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ionPie" table:style-name="ta1">
        <table:shapes>
          <draw:frame draw:z-index="0" draw:style-name="gr1" draw:text-style-name="P1" svg:width="453.29pt" svg:height="255.09pt" svg:x="400.93pt" svg:y="0pt">
            <loext:p draw:notify-on-update-of-ranges="ExecutionPie.A1:ExecutionPie.A15 ExecutionPie.B1:ExecutionPie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98" office:value-type="string" calcext:value-type="string">
            <text:p>Conv2D</text:p>
          </table:table-cell>
          <table:table-cell office:value-type="float" office:value="2089.6" calcext:value-type="float">
            <text:p>2089.6</text:p>
          </table:table-cell>
          <table:table-cell table:style-name="ce119" office:value-type="float" office:value="2421.4" calcext:value-type="float">
            <text:p>2421.4</text:p>
          </table:table-cell>
          <table:table-cell table:formula="of:=[.B1]/[.C1]*100" office:value-type="float" office:value="86.2971834475923" calcext:value-type="float">
            <text:p>86.2971834475923</text:p>
          </table:table-cell>
        </table:table-row>
        <table:table-row table:style-name="ro4">
          <table:table-cell table:style-name="ce98" office:value-type="string" calcext:value-type="string">
            <text:p>TopK</text:p>
          </table:table-cell>
          <table:table-cell office:value-type="float" office:value="147.91" calcext:value-type="float">
            <text:p>147.91</text:p>
          </table:table-cell>
          <table:table-cell table:style-name="ce119" office:value-type="float" office:value="2432.4" calcext:value-type="float">
            <text:p>2432.4</text:p>
          </table:table-cell>
          <table:table-cell table:formula="of:=[.B2]/[.C2]*100" office:value-type="float" office:value="6.08082552211807" calcext:value-type="float">
            <text:p>6.08082552211807</text:p>
          </table:table-cell>
        </table:table-row>
        <table:table-row table:style-name="ro4">
          <table:table-cell table:style-name="ce98" office:value-type="string" calcext:value-type="string">
            <text:p>MatOps</text:p>
          </table:table-cell>
          <table:table-cell office:value-type="float" office:value="90.91" calcext:value-type="float">
            <text:p>90.91</text:p>
          </table:table-cell>
          <table:table-cell table:style-name="ce119" office:value-type="float" office:value="2424.4" calcext:value-type="float">
            <text:p>2424.4</text:p>
          </table:table-cell>
          <table:table-cell table:formula="of:=[.B3]/[.C3]*100" office:value-type="float" office:value="3.74979376340538" calcext:value-type="float">
            <text:p>3.74979376340538</text:p>
          </table:table-cell>
        </table:table-row>
        <table:table-row table:style-name="ro4">
          <table:table-cell table:style-name="ce98" office:value-type="string" calcext:value-type="string">
            <text:p>Variance</text:p>
          </table:table-cell>
          <table:table-cell office:value-type="float" office:value="22.37" calcext:value-type="float">
            <text:p>22.37</text:p>
          </table:table-cell>
          <table:table-cell table:style-name="ce119" office:value-type="float" office:value="2434.4" calcext:value-type="float">
            <text:p>2434.4</text:p>
          </table:table-cell>
          <table:table-cell table:formula="of:=[.B4]/[.C4]*100" office:value-type="float" office:value="0.918912257640486" calcext:value-type="float">
            <text:p>0.918912257640486</text:p>
          </table:table-cell>
        </table:table-row>
        <table:table-row table:style-name="ro4">
          <table:table-cell table:style-name="ce98" office:value-type="string" calcext:value-type="string">
            <text:p>MatMul</text:p>
          </table:table-cell>
          <table:table-cell office:value-type="float" office:value="17.79" calcext:value-type="float">
            <text:p>17.79</text:p>
          </table:table-cell>
          <table:table-cell table:style-name="ce119" office:value-type="float" office:value="2423.4" calcext:value-type="float">
            <text:p>2423.4</text:p>
          </table:table-cell>
          <table:table-cell table:formula="of:=[.B5]/[.C5]*100" office:value-type="float" office:value="0.734092597177519" calcext:value-type="float">
            <text:p>0.734092597177519</text:p>
          </table:table-cell>
        </table:table-row>
        <table:table-row table:style-name="ro4">
          <table:table-cell table:style-name="ce98" office:value-type="string" calcext:value-type="string">
            <text:p>Tile</text:p>
          </table:table-cell>
          <table:table-cell office:value-type="float" office:value="17.4" calcext:value-type="float">
            <text:p>17.4</text:p>
          </table:table-cell>
          <table:table-cell table:style-name="ce119" office:value-type="float" office:value="2431.4" calcext:value-type="float">
            <text:p>2431.4</text:p>
          </table:table-cell>
          <table:table-cell table:formula="of:=[.B6]/[.C6]*100" office:value-type="float" office:value="0.715637081516821" calcext:value-type="float">
            <text:p>0.715637081516821</text:p>
          </table:table-cell>
        </table:table-row>
        <table:table-row table:style-name="ro4">
          <table:table-cell table:style-name="ce98" office:value-type="string" calcext:value-type="string">
            <text:p>Mean</text:p>
          </table:table-cell>
          <table:table-cell office:value-type="float" office:value="11.22" calcext:value-type="float">
            <text:p>11.22</text:p>
          </table:table-cell>
          <table:table-cell table:style-name="ce119" office:value-type="float" office:value="2426.4" calcext:value-type="float">
            <text:p>2426.4</text:p>
          </table:table-cell>
          <table:table-cell table:formula="of:=[.B7]/[.C7]*100" office:value-type="float" office:value="0.462413452027695" calcext:value-type="float">
            <text:p>0.462413452027695</text:p>
          </table:table-cell>
        </table:table-row>
        <table:table-row table:style-name="ro4">
          <table:table-cell table:style-name="ce98" office:value-type="string" calcext:value-type="string">
            <text:p>Gather</text:p>
          </table:table-cell>
          <table:table-cell office:value-type="float" office:value="6.71" calcext:value-type="float">
            <text:p>6.71</text:p>
          </table:table-cell>
          <table:table-cell table:style-name="ce119" office:value-type="float" office:value="2422.4" calcext:value-type="float">
            <text:p>2422.4</text:p>
          </table:table-cell>
          <table:table-cell table:formula="of:=[.B8]/[.C8]*100" office:value-type="float" office:value="0.276998018494055" calcext:value-type="float">
            <text:p>0.276998018494055</text:p>
          </table:table-cell>
        </table:table-row>
        <table:table-row table:style-name="ro4">
          <table:table-cell table:style-name="ce98" office:value-type="string" calcext:value-type="string">
            <text:p>ReLU</text:p>
          </table:table-cell>
          <table:table-cell office:value-type="float" office:value="6.43" calcext:value-type="float">
            <text:p>6.43</text:p>
          </table:table-cell>
          <table:table-cell table:style-name="ce119" office:value-type="float" office:value="2427.4" calcext:value-type="float">
            <text:p>2427.4</text:p>
          </table:table-cell>
          <table:table-cell table:formula="of:=[.B9]/[.C9]*100" office:value-type="float" office:value="0.264892477547994" calcext:value-type="float">
            <text:p>0.264892477547994</text:p>
          </table:table-cell>
        </table:table-row>
        <table:table-row table:style-name="ro4">
          <table:table-cell table:style-name="ce98" office:value-type="string" calcext:value-type="string">
            <text:p>Concat2</text:p>
          </table:table-cell>
          <table:table-cell office:value-type="float" office:value="3.95" calcext:value-type="float">
            <text:p>3.95</text:p>
          </table:table-cell>
          <table:table-cell table:style-name="ce119" office:value-type="float" office:value="2420.4" calcext:value-type="float">
            <text:p>2420.4</text:p>
          </table:table-cell>
          <table:table-cell table:formula="of:=[.B10]/[.C10]*100" office:value-type="float" office:value="0.163196165922988" calcext:value-type="float">
            <text:p>0.163196165922988</text:p>
          </table:table-cell>
        </table:table-row>
        <table:table-row table:style-name="ro4">
          <table:table-cell table:style-name="ce98" office:value-type="string" calcext:value-type="string">
            <text:p>ReduceMax</text:p>
          </table:table-cell>
          <table:table-cell office:value-type="float" office:value="2.97" calcext:value-type="float">
            <text:p>2.97</text:p>
          </table:table-cell>
          <table:table-cell table:style-name="ce119" office:value-type="float" office:value="2428.4" calcext:value-type="float">
            <text:p>2428.4</text:p>
          </table:table-cell>
          <table:table-cell table:formula="of:=[.B11]/[.C11]*100" office:value-type="float" office:value="0.122302750782408" calcext:value-type="float">
            <text:p>0.122302750782408</text:p>
          </table:table-cell>
        </table:table-row>
        <table:table-row table:style-name="ro4">
          <table:table-cell table:style-name="ce98" office:value-type="string" calcext:value-type="string">
            <text:p>Transpose</text:p>
          </table:table-cell>
          <table:table-cell office:value-type="float" office:value="1.73" calcext:value-type="float">
            <text:p>1.73</text:p>
          </table:table-cell>
          <table:table-cell table:style-name="ce119" office:value-type="float" office:value="2433.4" calcext:value-type="float">
            <text:p>2433.4</text:p>
          </table:table-cell>
          <table:table-cell table:formula="of:=[.B12]/[.C12]*100" office:value-type="float" office:value="0.0710939426317087" calcext:value-type="float">
            <text:p>0.071093942631709</text:p>
          </table:table-cell>
        </table:table-row>
        <table:table-row table:style-name="ro4">
          <table:table-cell table:style-name="ce98" office:value-type="string" calcext:value-type="string">
            <text:p>Square</text:p>
          </table:table-cell>
          <table:table-cell office:value-type="float" office:value="0.49" calcext:value-type="float">
            <text:p>0.49</text:p>
          </table:table-cell>
          <table:table-cell table:style-name="ce119" office:value-type="float" office:value="2430.4" calcext:value-type="float">
            <text:p>2430.4</text:p>
          </table:table-cell>
          <table:table-cell table:formula="of:=[.B13]/[.C13]*100" office:value-type="float" office:value="0.0201612903225806" calcext:value-type="float">
            <text:p>0.020161290322581</text:p>
          </table:table-cell>
        </table:table-row>
        <table:table-row table:style-name="ro4">
          <table:table-cell table:style-name="ce98" office:value-type="string" calcext:value-type="string">
            <text:p>ReduceSum</text:p>
          </table:table-cell>
          <table:table-cell office:value-type="float" office:value="0.47" calcext:value-type="float">
            <text:p>0.47</text:p>
          </table:table-cell>
          <table:table-cell table:style-name="ce119" office:value-type="float" office:value="2429.4" calcext:value-type="float">
            <text:p>2429.4</text:p>
          </table:table-cell>
          <table:table-cell table:formula="of:=[.B14]/[.C14]*100" office:value-type="float" office:value="0.0193463406602453" calcext:value-type="float">
            <text:p>0.019346340660245</text:p>
          </table:table-cell>
        </table:table-row>
        <table:table-row table:style-name="ro4">
          <table:table-cell table:style-name="ce98" office:value-type="string" calcext:value-type="string">
            <text:p>MatSubTiled</text:p>
          </table:table-cell>
          <table:table-cell office:value-type="float" office:value="0.357" calcext:value-type="float">
            <text:p>0.357</text:p>
          </table:table-cell>
          <table:table-cell table:style-name="ce119" office:value-type="float" office:value="2425.4" calcext:value-type="float">
            <text:p>2425.4</text:p>
          </table:table-cell>
          <table:table-cell table:formula="of:=[.B15]/[.C15]*100" office:value-type="float" office:value="0.0147192215716995" calcext:value-type="float">
            <text:p>0.0147192215717</text:p>
          </table:table-cell>
        </table:table-row>
        <table:table-row table:style-name="ro5" table:number-rows-repeated="21">
          <table:table-cell table:number-columns-repeated="4"/>
        </table:table-row>
        <table:table-row table:style-name="ro6" table:number-rows-repeated="30">
          <table:table-cell table:style-name="ce64"/>
          <table:table-cell table:number-columns-repeated="3"/>
        </table:table-row>
        <table:table-row table:style-name="ro5" table:number-rows-repeated="32">
          <table:table-cell table:number-columns-repeated="4"/>
        </table:table-row>
        <table:table-row table:style-name="ro6">
          <table:table-cell table:style-name="ce64"/>
          <table:table-cell table:number-columns-repeated="3"/>
        </table:table-row>
        <table:table-row table:style-name="ro5" table:number-rows-repeated="4">
          <table:table-cell table:number-columns-repeated="4"/>
        </table:table-row>
        <table:table-row table:style-name="ro6" table:number-rows-repeated="2">
          <table:table-cell table:style-name="ce64"/>
          <table:table-cell table:number-columns-repeated="3"/>
        </table:table-row>
        <table:table-row table:style-name="ro5">
          <table:table-cell table:number-columns-repeated="4"/>
        </table:table-row>
        <table:table-row table:style-name="ro6">
          <table:table-cell table:style-name="ce6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00/00/0000</text:date>, <text:time style:data-style-name="N2" text:time-value="16:58:42.836016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20-03-28T17:02:16.299044746</dc:date>
    <meta:editing-duration>PT7H32M45S</meta:editing-duration>
    <meta:editing-cycles>58</meta:editing-cycles>
    <meta:generator>LibreOffice/5.3.6.1$Linux_X86_64 LibreOffice_project/30$Build-1</meta:generator>
    <meta:document-statistic meta:table-count="4" meta:cell-count="18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cm" xlink:href=".." xlink:type="simple" chart:class="chart:ring" chart:style-name="ch1">
        <chart:legend chart:legend-position="end" svg:x="13.332cm" svg:y="1.112cm" style:legend-expansion="high" chart:style-name="ch2"/>
        <chart:plot-area chart:style-name="ch3" table:cell-range-address="ExecutionPie.A1:ExecutionPie.B15" chart:data-source-has-labels="column" svg:x="0.319cm" svg:y="0.18cm" svg:width="12.694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1cm" svg:width="12.694cm" svg:height="7.61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ExecutionPie.A1:ExecutionPie.A15"/>
            <chart:grid chart:style-name="ch5" chart:class="major"/>
            <chart:grid chart:style-name="ch6" chart:class="minor"/>
          </chart:axis>
          <chart:axis chart:dimension="y" chart:name="primary-y" chart:style-name="ch7"/>
          <chart:axis chart:dimension="z" chart:name="primary-z" chart:style-name="ch7"/>
          <chart:series chart:style-name="ch8" chart:values-cell-range-address="ExecutionPie.B1:ExecutionPie.B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ExecutionPie.A1:ExecutionPie.A15</svg:desc>
                </draw:g>
              </table:table-cell>
              <table:table-cell office:value-type="float" office:value="2089.6">
                <text:p>2089.6</text:p>
                <draw:g>
                  <svg:desc>ExecutionPie.B1:ExecutionPie.B15</svg:desc>
                </draw:g>
              </table:table-cell>
            </table:table-row>
            <table:table-row>
              <table:table-cell office:value-type="string">
                <text:p>TopK</text:p>
              </table:table-cell>
              <table:table-cell office:value-type="float" office:value="147.91">
                <text:p>147.91</text:p>
              </table:table-cell>
            </table:table-row>
            <table:table-row>
              <table:table-cell office:value-type="string">
                <text:p>MatOps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MatMul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Gather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Concat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ReduceMax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Transpose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educeSum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MatSubTiled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